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b16fd7">
      <style:table-properties style:width="6.0in" table:align="margins"/>
    </style:style>
    <style:style style:family="table-column" style:name="af7c641">
      <style:table-column-properties style:column-width="001.2000in" style:rel-column-width="13107*"/>
    </style:style>
  </office:automatic-styles>
  <office:body>
    <office:spreadsheet>
      <table:table table:name="Sheet1" table:print="false" table:style-name="ta1">
        <table:table-column table:default-cell-style-name="Default" table:style-name="co1"/>
        <table:table-row table:style-name="ro1">
          <table:table-cell/>
        </table:table-row>
      </table:table>
      <table:table table:name="catalogue" table:style-name="ab16fd7">
        <table:table-column table:number-columns-repeated="5" table:style-name="af7c641"/>
        <table:table-column table:number-columns-repeated="1" table:style-name="af7c641"/>
        <table:table-column table:number-columns-repeated="1" table:style-name="af7c641"/>
        <table:table-column table:number-columns-repeated="1" table:style-name="af7c641"/>
        <table:table-column table:number-columns-repeated="1" table:style-name="af7c641"/>
        <table:table-column table:number-columns-repeated="1" table:style-name="af7c641"/>
        <table:table-column table:number-columns-repeated="1" table:style-name="af7c641"/>
        <table:table-column table:number-columns-repeated="1" table:style-name="af7c641"/>
        <table:table-row>
          <table:table-cell>
            <text:p/>
          </table:table-cell>
          <table:table-cell>
            <text:p/>
          </table:table-cell>
          <table:table-cell>
            <text:p/>
          </table:table-cell>
          <table:table-cell>
            <text:p/>
          </table:table-cell>
          <table:table-cell>
            <text:p/>
          </table:table-cell>
          <table:table-cell/>
          <table:table-cell/>
          <table:table-cell/>
          <table:table-cell/>
          <table:table-cell/>
          <table:table-cell/>
          <table:table-cell/>
        </table:table-row>
        <table:table-row>
          <table:table-cell>
            <text:p/>
          </table:table-cell>
          <table:table-cell>
            <text:p/>
          </table:table-cell>
          <table:table-cell>
            <text:p/>
          </table:table-cell>
          <table:table-cell>
            <text:p/>
          </table:table-cell>
          <table:table-cell>
            <text:p/>
          </table:table-cell>
          <table:table-cell/>
          <table:table-cell/>
          <table:table-cell/>
          <table:table-cell/>
          <table:table-cell/>
          <table:table-cell/>
          <table:table-cell/>
        </table:table-row>
        <table:table-row>
          <table:table-cell office:string-value="Country" office:value-type="string">
            <text:p>Country</text:p>
          </table:table-cell>
          <table:table-cell office:string-value="Structure" office:value-type="string">
            <text:p>Structure</text:p>
          </table:table-cell>
          <table:table-cell office:string-value="COFOG" office:value-type="string">
            <text:p>COFOG</text:p>
          </table:table-cell>
          <table:table-cell office:string-value="Service" office:value-type="string">
            <text:p>Service</text:p>
          </table:table-cell>
          <table:table-cell office:string-value="Initiative / Project / Application" office:value-type="string">
            <text:p>Initiative / Project / Application</text:p>
          </table:table-cell>
          <table:table-cell office:string-value="Description" office:value-type="string">
            <text:p>Description</text:p>
          </table:table-cell>
          <table:table-cell office:string-value="url" office:value-type="string">
            <text:p>url</text:p>
          </table:table-cell>
          <table:table-cell office:string-value="Organization" office:value-type="string">
            <text:p>Organization</text:p>
          </table:table-cell>
          <table:table-cell office:string-value="AI type" office:value-type="string">
            <text:p>AI type</text:p>
          </table:table-cell>
          <table:table-cell office:string-value="AI Use Type" office:value-type="string">
            <text:p>AI Use Type</text:p>
          </table:table-cell>
          <table:table-cell office:string-value="Innovation type" office:value-type="string">
            <text:p>Innovation type</text:p>
          </table:table-cell>
          <table:table-cell office:string-value="Main Value Driver" office:value-type="string">
            <text:p>Main Value Driver</text:p>
          </table:table-cell>
        </table:table-row>
        <table:table-row>
          <table:table-cell office:string-value="Austria" office:value-type="string">
            <text:p>Austria</text:p>
          </table:table-cell>
          <table:table-cell office:string-value="National" office:value-type="string">
            <text:p>National</text:p>
          </table:table-cell>
          <table:table-cell office:string-value="General public services" office:value-type="string">
            <text:p>General public services</text:p>
          </table:table-cell>
          <table:table-cell office:string-value="Executive and legislative organs, financial and fiscal affairs, external affairs." office:value-type="string">
            <text:p>Executive and legislative organs, financial and fiscal affairs, external affairs.</text:p>
          </table:table-cell>
          <table:table-cell office:string-value="Chatbot Mona" office:value-type="string">
            <text:p>Chatbot Mona</text:p>
          </table:table-cell>
          <table:table-cell office:string-value="The new chatbot &quot;Mona&quot; is intended to cover all relevant questions for companies on the subject of the corona crisis and the economy. The service of the Federal Ministry for Digitization and Business Location (BMDW) is available online on the &quot;Unternehmens Service Portal&quot; (USP, Company service portal ) website and can also be used on mobile devices. The service can be found on the home page of the USP and is intended to provide companies with important information on essential points such as subsidies, labor law matters such as short-time work and teleworking in a simple way during these difficult times . On the one hand, users can ask freely formulated questions, on the other hand there is a classic information channel in which more detailed information is provided step by step on the three central topics of work, financial aspects and research at the click of a mouse." office:value-type="string">
            <text:p>The new chatbot "Mona" is intended to cover all relevant questions for companies on the subject of the corona crisis and the economy. The service of the Federal Ministry for Digitization and Business Location (BMDW) is available online on the "Unternehmens Service Portal" (USP, Company service portal ) website and can also be used on mobile devices. The service can be found on the home page of the USP and is intended to provide companies with important information on essential points such as subsidies, labor law matters such as short-time work and teleworking in a simple way during these difficult times . On the one hand, users can ask freely formulated questions, on the other hand there is a classic information channel in which more detailed information is provided step by step on the three central topics of work, financial aspects and research at the click of a mouse.</text:p>
          </table:table-cell>
          <table:table-cell office:string-value="https://www.usp.gv.at/Portal.Node/usp/public" office:value-type="string">
            <text:p>https://www.usp.gv.at/Portal.Node/usp/public</text:p>
          </table:table-cell>
          <table:table-cell office:string-value="Unternehmensservice Portal, Austria" office:value-type="string">
            <text:p>Unternehmensservice Portal, Austria</text:p>
          </table:table-cell>
          <table:table-cell office:string-value="Chatbots, Intelligent Digital Assistants, Virtual Agents and Recommendation Systems" office:value-type="string">
            <text:p>Chatbots, Intelligent Digital Assistants, Virtual Agents and Recommendation Systems</text:p>
          </table:table-cell>
          <table:table-cell office:string-value="Public Services and engagement" office:value-type="string">
            <text:p>Public Services and engagement</text:p>
          </table:table-cell>
          <table:table-cell office:string-value="Incremental / Technical Change" office:value-type="string">
            <text:p>Incremental / Technical Change</text:p>
          </table:table-cell>
          <table:table-cell office:string-value="Inclusion" office:value-type="string">
            <text:p>Inclusion</text:p>
          </table:table-cell>
        </table:table-row>
        <table:table-row>
          <table:table-cell office:string-value="Belgium" office:value-type="string">
            <text:p>Belgium</text:p>
          </table:table-cell>
          <table:table-cell office:string-value="Regional" office:value-type="string">
            <text:p>Regional</text:p>
          </table:table-cell>
          <table:table-cell office:string-value="Health" office:value-type="string">
            <text:p>Health</text:p>
          </table:table-cell>
          <table:table-cell office:string-value="Family and children." office:value-type="string">
            <text:p>Family and children.</text:p>
          </table:table-cell>
          <table:table-cell office:string-value="Project Verontrustingen " office:value-type="string">
            <text:p>Project Verontrustingen </text:p>
          </table:table-cell>
          <table:table-cell office:string-value="In 2014, the Flemish Agency for Child and Family (Kind en Gezin) developed an AI system which enables more accurate predictions to detect day-care services which require further inspection. These inspections enable the agencies to keep the quality of the day-care services high and to improve the wellbeing of children. The Child and Family agency does not carry out the inspections itself but works together with the Regional Health Care Inspection Unit of the Department of Welfare, Public Health and Family.  However, there is limited capacity available to conduct all the inspections. For a long period of time, there has been an interest to figure out how to optimise the inspection capacity. The use of data had been considered as way to enhance existing inspection practices and optimize the scarce amount of inspectors. The predictive system developed uses a supervised machine learning method (logistic regression and XGBoost) to analyse various internal and external data from the Health Care Inspection Unit. Combining the recommendations of the predictive system with existing staff experience and expertise enables more targeted and data-driven interventions. " office:value-type="string">
            <text:p>In 2014, the Flemish Agency for Child and Family (Kind en Gezin) developed an AI system which enables more accurate predictions to detect day-care services which require further inspection. These inspections enable the agencies to keep the quality of the day-care services high and to improve the wellbeing of children. The Child and Family agency does not carry out the inspections itself but works together with the Regional Health Care Inspection Unit of the Department of Welfare, Public Health and Family. <text:s text:c="1"/>However, there is limited capacity available to conduct all the inspections. For a long period of time, there has been an interest to figure out how to optimise the inspection capacity. The use of data had been considered as way to enhance existing inspection practices and optimize the scarce amount of inspectors. The predictive system developed uses a supervised machine learning method (logistic regression and XGBoost) to analyse various internal and external data from the Health Care Inspection Unit. Combining the recommendations of the predictive system with existing staff experience and expertise enables more targeted and data-driven interventions. </text:p>
          </table:table-cell>
          <table:table-cell office:string-value="https://www.dialogic.nl/wp-content/uploads/2018/06/VTOM-Small-Kids-Big-Data-Frank-Bongers-mei-2018.pdf" office:value-type="string">
            <text:p>https://www.dialogic.nl/wp-content/uploads/2018/06/VTOM-Small-Kids-Big-Data-Frank-Bongers-mei-2018.pdf</text:p>
          </table:table-cell>
          <table:table-cell office:string-value="Kind en Gezin, Belgium" office:value-type="string">
            <text:p>Kind en Gezin, Belgium</text:p>
          </table:table-cell>
          <table:table-cell office:string-value="Predictive Analytics, Simulation and Data Visualisation" office:value-type="string">
            <text:p>Predictive Analytics, Simulation and Data Visualisation</text:p>
          </table:table-cell>
          <table:table-cell office:string-value="Enforcement" office:value-type="string">
            <text:p>Enforcement</text:p>
          </table:table-cell>
          <table:table-cell office:string-value="Transformative / Disruptive" office:value-type="string">
            <text:p>Transformative / Disruptive</text:p>
          </table:table-cell>
          <table:table-cell office:string-value="Openness" office:value-type="string">
            <text:p>Openness</text:p>
          </table:table-cell>
        </table:table-row>
        <table:table-row>
          <table:table-cell office:string-value="Belgium" office:value-type="string">
            <text:p>Belgium</text:p>
          </table:table-cell>
          <table:table-cell office:string-value="Regional" office:value-type="string">
            <text:p>Regional</text:p>
          </table:table-cell>
          <table:table-cell office:string-value="General public services" office:value-type="string">
            <text:p>General public services</text:p>
          </table:table-cell>
          <table:table-cell office:string-value="Executive and legislative organs, financial and fiscal affairs, external affairs." office:value-type="string">
            <text:p>Executive and legislative organs, financial and fiscal affairs, external affairs.</text:p>
          </table:table-cell>
          <table:table-cell office:string-value="Jobnet AI" office:value-type="string">
            <text:p>Jobnet AI</text:p>
          </table:table-cell>
          <table:table-cell office:string-value="The Flemish Employment and Vocational Training Service (VDAB) is using AI since 2018 which assists in the reskilling, upskilling and retraining of people. The software is called Jobnet and is the combination of a variety of different AI-models into one big AI-model. With the AI, citizens can see which jobs are fitting to their skills, which relevant skills they still lack, starting from their own experience combined with job market data." office:value-type="string">
            <text:p>The Flemish Employment and Vocational Training Service (VDAB) is using AI since 2018 which assists in the reskilling, upskilling and retraining of people. The software is called Jobnet and is the combination of a variety of different AI-models into one big AI-model. With the AI, citizens can see which jobs are fitting to their skills, which relevant skills they still lack, starting from their own experience combined with job market data.</text:p>
          </table:table-cell>
          <table:table-cell office:string-value="https://jobbereik.vdab.be" office:value-type="string">
            <text:p>https://jobbereik.vdab.be</text:p>
          </table:table-cell>
          <table:table-cell office:string-value="Vlaamse Dienst voor Arbeidsbemiddeling en Beroepsopleiding" office:value-type="string">
            <text:p>Vlaamse Dienst voor Arbeidsbemiddeling en Beroepsopleiding</text:p>
          </table:table-cell>
          <table:table-cell office:string-value="Predictive Analytics, Simulation and Data Visualisation" office:value-type="string">
            <text:p>Predictive Analytics, Simulation and Data Visualisation</text:p>
          </table:table-cell>
          <table:table-cell office:string-value="Public Services and engagement" office:value-type="string">
            <text:p>Public Services and engagement</text:p>
          </table:table-cell>
          <table:table-cell office:string-value="Incremental / Technical Change" office:value-type="string">
            <text:p>Incremental / Technical Change</text:p>
          </table:table-cell>
          <table:table-cell office:string-value="Performance" office:value-type="string">
            <text:p>Performance</text:p>
          </table:table-cell>
        </table:table-row>
        <table:table-row>
          <table:table-cell office:string-value="Bulgaria" office:value-type="string">
            <text:p>Bulgaria</text:p>
          </table:table-cell>
          <table:table-cell office:string-value="Local" office:value-type="string">
            <text:p>Local</text:p>
          </table:table-cell>
          <table:table-cell office:string-value="General public services" office:value-type="string">
            <text:p>General public services</text:p>
          </table:table-cell>
          <table:table-cell office:string-value="Executive and legislative organs, financial and fiscal affairs, external affairs." office:value-type="string">
            <text:p>Executive and legislative organs, financial and fiscal affairs, external affairs.</text:p>
          </table:table-cell>
          <table:table-cell office:string-value="Plovdic City Concierge Chatbot" office:value-type="string">
            <text:p>Plovdic City Concierge Chatbot</text:p>
          </table:table-cell>
          <table:table-cell office:string-value="City Concierge is an AI-powered city chatbot like a virtual Tourist Office in the mobile. It is there for the visitors 24/7 in Messenger and provides information about the city Point of Interests pf the city. It is possible for tourists and visitors to search information by category and location, or by keyword, or simply ask question about restaurants, entertainment, sightseeing, shopping, transportation and other" office:value-type="string">
            <text:p>City Concierge is an AI-powered city chatbot like a virtual Tourist Office in the mobile. It is there for the visitors 24/7 in Messenger and provides information about the city Point of Interests pf the city. It is possible for tourists and visitors to search information by category and location, or by keyword, or simply ask question about restaurants, entertainment, sightseeing, shopping, transportation and other</text:p>
          </table:table-cell>
          <table:table-cell office:string-value="https://umni.bg/en/plovdiv-city-concierge-chatbot/" office:value-type="string">
            <text:p>https://umni.bg/en/plovdiv-city-concierge-chatbot/</text:p>
          </table:table-cell>
          <table:table-cell office:string-value="UMNI" office:value-type="string">
            <text:p>UMNI</text:p>
          </table:table-cell>
          <table:table-cell office:string-value="Chatbots, Intelligent Digital Assistants, Virtual Agents and Recommendation Systems" office:value-type="string">
            <text:p>Chatbots, Intelligent Digital Assistants, Virtual Agents and Recommendation Systems</text:p>
          </table:table-cell>
          <table:table-cell office:string-value="Public Services and engagement" office:value-type="string">
            <text:p>Public Services and engagement</text:p>
          </table:table-cell>
          <table:table-cell office:string-value="Incremental / Technical Change" office:value-type="string">
            <text:p>Incremental / Technical Change</text:p>
          </table:table-cell>
          <table:table-cell office:string-value="Openness" office:value-type="string">
            <text:p>Openness</text:p>
          </table:table-cell>
        </table:table-row>
        <table:table-row>
          <table:table-cell office:string-value="Croatia" office:value-type="string">
            <text:p>Croatia</text:p>
          </table:table-cell>
          <table:table-cell office:string-value="National" office:value-type="string">
            <text:p>National</text:p>
          </table:table-cell>
          <table:table-cell office:string-value="Health" office:value-type="string">
            <text:p>Health</text:p>
          </table:table-cell>
          <table:table-cell office:string-value="Public health services." office:value-type="string">
            <text:p>Public health services.</text:p>
          </table:table-cell>
          <table:table-cell office:string-value="Andrija" office:value-type="string">
            <text:p>Andrija</text:p>
          </table:table-cell>
          <table:table-cell office:string-value="Andrija is a virtual assistant powered by artificial intelligence and has been developed by Croatian IT companies in cooperation with epidemiologists to advise people on how to diagnose and manage suspected COVID-19 infections. The digital assistant is available at https://andrija.ai/ and can be activated on WhatsApp under the name Andrija. " office:value-type="string">
            <text:p>Andrija is a virtual assistant powered by artificial intelligence and has been developed by Croatian IT companies in cooperation with epidemiologists to advise people on how to diagnose and manage suspected COVID-19 infections. The digital assistant is available at https://andrija.ai/ and can be activated on WhatsApp under the name Andrija. </text:p>
          </table:table-cell>
          <table:table-cell office:string-value="https://andrija.ai/" office:value-type="string">
            <text:p>https://andrija.ai/</text:p>
          </table:table-cell>
          <table:table-cell office:string-value="Ministry of Health" office:value-type="string">
            <text:p>Ministry of Health</text:p>
          </table:table-cell>
          <table:table-cell office:string-value="Chatbots, Intelligent Digital Assistants, Virtual Agents and Recommendation Systems" office:value-type="string">
            <text:p>Chatbots, Intelligent Digital Assistants, Virtual Agents and Recommendation Systems</text:p>
          </table:table-cell>
          <table:table-cell office:string-value="Public Services and engagement" office:value-type="string">
            <text:p>Public Services and engagement</text:p>
          </table:table-cell>
          <table:table-cell office:string-value="Incremental / Technical Change" office:value-type="string">
            <text:p>Incremental / Technical Change</text:p>
          </table:table-cell>
          <table:table-cell office:string-value="Inclusion" office:value-type="string">
            <text:p>Inclusion</text:p>
          </table:table-cell>
        </table:table-row>
        <table:table-row>
          <table:table-cell office:string-value="Croatia" office:value-type="string">
            <text:p>Croatia</text:p>
          </table:table-cell>
          <table:table-cell office:string-value="Local" office:value-type="string">
            <text:p>Local</text:p>
          </table:table-cell>
          <table:table-cell office:string-value="Health" office:value-type="string">
            <text:p>Health</text:p>
          </table:table-cell>
          <table:table-cell office:string-value="Public health services." office:value-type="string">
            <text:p>Public health services.</text:p>
          </table:table-cell>
          <table:table-cell office:string-value="Chatbot Hope" office:value-type="string">
            <text:p>Chatbot Hope</text:p>
          </table:table-cell>
          <table:table-cell office:string-value="The Chatbot Hope is used in the City of Vinkovci to inform citizens about the work of the Civil Protection Staff. The chatbot was created pro bono by the Slavonian company Hero Factory, which recently created a similar program for the Croatian Institute of Public Health. The Chatbot can answer questions related to coronavirus, the Civil Protection Staff, e-passes and check for symptons of the virus." office:value-type="string">
            <text:p>The Chatbot Hope is used in the City of Vinkovci to inform citizens about the work of the Civil Protection Staff. The chatbot was created pro bono by the Slavonian company Hero Factory, which recently created a similar program for the Croatian Institute of Public Health. The Chatbot can answer questions related to coronavirus, the Civil Protection Staff, e-passes and check for symptons of the virus.</text:p>
          </table:table-cell>
          <table:table-cell office:string-value="https://www.themayor.eu/en/a/view/coronavirus-chatbot-educates-the-citizens-of-vinkovci-4796" office:value-type="string">
            <text:p>https://www.themayor.eu/en/a/view/coronavirus-chatbot-educates-the-citizens-of-vinkovci-4796</text:p>
          </table:table-cell>
          <table:table-cell office:string-value="Vinkovci munipality" office:value-type="string">
            <text:p>Vinkovci munipality</text:p>
          </table:table-cell>
          <table:table-cell office:string-value="Chatbots, Intelligent Digital Assistants, Virtual Agents and Recommendation Systems" office:value-type="string">
            <text:p>Chatbots, Intelligent Digital Assistants, Virtual Agents and Recommendation Systems</text:p>
          </table:table-cell>
          <table:table-cell office:string-value="Public Services and engagement" office:value-type="string">
            <text:p>Public Services and engagement</text:p>
          </table:table-cell>
          <table:table-cell office:string-value="Organizational / Sustained Change" office:value-type="string">
            <text:p>Organizational / Sustained Change</text:p>
          </table:table-cell>
          <table:table-cell office:string-value="Inclusion" office:value-type="string">
            <text:p>Inclusion</text:p>
          </table:table-cell>
        </table:table-row>
        <table:table-row>
          <table:table-cell office:string-value="Denmark" office:value-type="string">
            <text:p>Denmark</text:p>
          </table:table-cell>
          <table:table-cell office:string-value="National" office:value-type="string">
            <text:p>National</text:p>
          </table:table-cell>
          <table:table-cell office:string-value="Economic affairs" office:value-type="string">
            <text:p>Economic affairs</text:p>
          </table:table-cell>
          <table:table-cell office:string-value="General economic, commercial and labour affairs; agriculture, forestry; fishing and hunting; fuel and energy; mining, manufacturing and" office:value-type="string">
            <text:p>General economic, commercial and labour affairs; agriculture, forestry; fishing and hunting; fuel and energy; mining, manufacturing and</text:p>
          </table:table-cell>
          <table:table-cell office:string-value="Detection of errors in business statements" office:value-type="string">
            <text:p>Detection of errors in business statements</text:p>
          </table:table-cell>
          <table:table-cell office:string-value="A project by the Danish Business Authority (Erhvervsstyrelsen) to use ML to identify fraud and highlight material errors in financial statements." office:value-type="string">
            <text:p>A project by the Danish Business Authority (Erhvervsstyrelsen) to use ML to identify fraud and highlight material errors in financial statements.</text:p>
          </table:table-cell>
          <table:table-cell office:string-value="https://joinup.ec.europa.eu/sites/default/files/custom-page/attachment/2020-07/Study%20on%20public%20sector%20data%20strategies%2C%20policies%20and%20governance%20%E2%80%93%20ANNEX%20Case%20studies.pdf" office:value-type="string">
            <text:p>https://joinup.ec.europa.eu/sites/default/files/custom-page/attachment/2020-07/Study%20on%20public%20sector%20data%20strategies%2C%20policies%20and%20governance%20%E2%80%93%20ANNEX%20Case%20studies.pdf</text:p>
          </table:table-cell>
          <table:table-cell office:string-value="Danish Business Authority" office:value-type="string">
            <text:p>Danish Business Authority</text:p>
          </table:table-cell>
          <table:table-cell office:string-value="Security Analytics and Threat Intelligence" office:value-type="string">
            <text:p>Security Analytics and Threat Intelligence</text:p>
          </table:table-cell>
          <table:table-cell office:string-value="Enforcement" office:value-type="string">
            <text:p>Enforcement</text:p>
          </table:table-cell>
          <table:table-cell office:string-value="Incremental / Technical Change" office:value-type="string">
            <text:p>Incremental / Technical Change</text:p>
          </table:table-cell>
          <table:table-cell office:string-value="Inclusion" office:value-type="string">
            <text:p>Inclusion</text:p>
          </table:table-cell>
        </table:table-row>
        <table:table-row>
          <table:table-cell office:string-value="Denmark" office:value-type="string">
            <text:p>Denmark</text:p>
          </table:table-cell>
          <table:table-cell office:string-value="Local" office:value-type="string">
            <text:p>Local</text:p>
          </table:table-cell>
          <table:table-cell office:string-value="Housing and community amenities" office:value-type="string">
            <text:p>Housing and community amenities</text:p>
          </table:table-cell>
          <table:table-cell office:string-value="Water supply." office:value-type="string">
            <text:p>Water supply.</text:p>
          </table:table-cell>
          <table:table-cell office:string-value="CHAIN Smart Water" office:value-type="string">
            <text:p>CHAIN Smart Water</text:p>
          </table:table-cell>
          <table:table-cell office:string-value="Sensors analyse the water consumption in order to optimise energy consumption in Aarhus municipality. AI will be used to analyze the big amounts of data from sensors about water consumption and to monitor its quality. " office:value-type="string">
            <text:p>Sensors analyse the water consumption in order to optimise energy consumption in Aarhus municipality. AI will be used to analyze the big amounts of data from sensors about water consumption and to monitor its quality. </text:p>
          </table:table-cell>
          <table:table-cell office:string-value="https://www.aquatechtrade.com/news/article/video-story-digital-denmark/" office:value-type="string">
            <text:p>https://www.aquatechtrade.com/news/article/video-story-digital-denmark/</text:p>
          </table:table-cell>
          <table:table-cell office:string-value="Aarhus Municipality" office:value-type="string">
            <text:p>Aarhus Municipality</text:p>
          </table:table-cell>
          <table:table-cell office:string-value="Predictive Analytics, Simulation and Data Visualisation" office:value-type="string">
            <text:p>Predictive Analytics, Simulation and Data Visualisation</text:p>
          </table:table-cell>
          <table:table-cell office:string-value="Internal management" office:value-type="string">
            <text:p>Internal management</text:p>
          </table:table-cell>
          <table:table-cell office:string-value="Incremental / Technical Change" office:value-type="string">
            <text:p>Incremental / Technical Change</text:p>
          </table:table-cell>
          <table:table-cell office:string-value="Performance" office:value-type="string">
            <text:p>Performance</text:p>
          </table:table-cell>
        </table:table-row>
        <table:table-row>
          <table:table-cell office:string-value="Estonia" office:value-type="string">
            <text:p>Estonia</text:p>
          </table:table-cell>
          <table:table-cell office:string-value="National" office:value-type="string">
            <text:p>National</text:p>
          </table:table-cell>
          <table:table-cell office:string-value="Economic affairs" office:value-type="string">
            <text:p>Economic affairs</text:p>
          </table:table-cell>
          <table:table-cell office:string-value="Agriculture, forestry, fishing and hunting" office:value-type="string">
            <text:p>Agriculture, forestry, fishing and hunting</text:p>
          </table:table-cell>
          <table:table-cell office:string-value="SATIKAS" office:value-type="string">
            <text:p>SATIKAS</text:p>
          </table:table-cell>
          <table:table-cell office:string-value="In the Estonian Agricultural Registers and Information Board (ARIB), AI is used in order to detect whether the agricultural grasslands have been mowed or not using image recognition. This system, called SATIKAS , uses deep learning methods and convolutional neural network approaches to analyse the satellite data coming from the European COPERNICUS programme to automatically detect whether mowing has taken place on the Estonian grasslands. The optical satellite images from Sentinel 1 and 2 are analysed together with reference data of farmer fields, historical inspection logs and meteorological data from the Estonian Weather Service. This AI system is now regarded as one of the first AI applications used by the government in Estonia. The SATIKAS system is still under development and will expand its features and capabilities in the near future. While at the moment the system is able to detect mowing of grass, in the future it will be used for identifying different types of crops and trees as well. " office:value-type="string">
            <text:p>In the Estonian Agricultural Registers and Information Board (ARIB), AI is used in order to detect whether the agricultural grasslands have been mowed or not using image recognition. This system, called SATIKAS , uses deep learning methods and convolutional neural network approaches to analyse the satellite data coming from the European COPERNICUS programme to automatically detect whether mowing has taken place on the Estonian grasslands. The optical satellite images from Sentinel 1 and 2 are analysed together with reference data of farmer fields, historical inspection logs and meteorological data from the Estonian Weather Service. This AI system is now regarded as one of the first AI applications used by the government in Estonia. The SATIKAS system is still under development and will expand its features and capabilities in the near future. While at the moment the system is able to detect mowing of grass, in the future it will be used for identifying different types of crops and trees as well. </text:p>
          </table:table-cell>
          <table:table-cell office:string-value="https://kosmos.ut.ee/en/news/information-system-satikas-helps-detect-mowing-using-satellite-data" office:value-type="string">
            <text:p>https://kosmos.ut.ee/en/news/information-system-satikas-helps-detect-mowing-using-satellite-data</text:p>
          </table:table-cell>
          <table:table-cell office:string-value="ARIB" office:value-type="string">
            <text:p>ARIB</text:p>
          </table:table-cell>
          <table:table-cell office:string-value="Computer Vision and Identity Recognition" office:value-type="string">
            <text:p>Computer Vision and Identity Recognition</text:p>
          </table:table-cell>
          <table:table-cell office:string-value="Enforcement" office:value-type="string">
            <text:p>Enforcement</text:p>
          </table:table-cell>
          <table:table-cell office:string-value="Transformative / Disruptive" office:value-type="string">
            <text:p>Transformative / Disruptive</text:p>
          </table:table-cell>
          <table:table-cell office:string-value="Performance" office:value-type="string">
            <text:p>Performance</text:p>
          </table:table-cell>
        </table:table-row>
        <table:table-row>
          <table:table-cell office:string-value="Estonia" office:value-type="string">
            <text:p>Estonia</text:p>
          </table:table-cell>
          <table:table-cell office:string-value="National" office:value-type="string">
            <text:p>National</text:p>
          </table:table-cell>
          <table:table-cell office:string-value="Social protection" office:value-type="string">
            <text:p>Social protection</text:p>
          </table:table-cell>
          <table:table-cell office:string-value="Unemployment." office:value-type="string">
            <text:p>Unemployment.</text:p>
          </table:table-cell>
          <table:table-cell office:string-value="Predicting long term unemployment" office:value-type="string">
            <text:p>Predicting long term unemployment</text:p>
          </table:table-cell>
          <table:table-cell office:string-value="The Estonian Unemployment Insurance Fund uses profiling to identify the position that suits a job seeker the most. Based on machine-learning software, the solution assists people by suggesting job positions according to their qualifications. The application provides job seekers with better and more accurate suggestions on where they could work and offers customized recommendations on re-education and reskilling." office:value-type="string">
            <text:p>The Estonian Unemployment Insurance Fund uses profiling to identify the position that suits a job seeker the most. Based on machine-learning software, the solution assists people by suggesting job positions according to their qualifications. The application provides job seekers with better and more accurate suggestions on where they could work and offers customized recommendations on re-education and reskilling.</text:p>
          </table:table-cell>
          <table:table-cell office:string-value="https://e-estonia.com/new-e-estonia-factsheet-national-ai-kratt-strategy/" office:value-type="string">
            <text:p>https://e-estonia.com/new-e-estonia-factsheet-national-ai-kratt-strategy/</text:p>
          </table:table-cell>
          <table:table-cell office:string-value="Estoninan Unemployment Insurance Fund" office:value-type="string">
            <text:p>Estoninan Unemployment Insurance Fund</text:p>
          </table:table-cell>
          <table:table-cell office:string-value="Chatbots, Intelligent Digital Assistants, Virtual Agents and Recommendation Systems" office:value-type="string">
            <text:p>Chatbots, Intelligent Digital Assistants, Virtual Agents and Recommendation Systems</text:p>
          </table:table-cell>
          <table:table-cell office:string-value="Public Services and engagement" office:value-type="string">
            <text:p>Public Services and engagement</text:p>
          </table:table-cell>
          <table:table-cell office:string-value="Organizational / Sustained Change" office:value-type="string">
            <text:p>Organizational / Sustained Change</text:p>
          </table:table-cell>
          <table:table-cell office:string-value="Openness" office:value-type="string">
            <text:p>Openness</text:p>
          </table:table-cell>
        </table:table-row>
        <table:table-row>
          <table:table-cell office:string-value="Finland" office:value-type="string">
            <text:p>Finland</text:p>
          </table:table-cell>
          <table:table-cell office:string-value="National" office:value-type="string">
            <text:p>National</text:p>
          </table:table-cell>
          <table:table-cell office:string-value="General public services" office:value-type="string">
            <text:p>General public services</text:p>
          </table:table-cell>
          <table:table-cell office:string-value="General public services n.e.c." office:value-type="string">
            <text:p>General public services n.e.c.</text:p>
          </table:table-cell>
          <table:table-cell office:string-value="Migri.fi Chatbot Kamu" office:value-type="string">
            <text:p>Migri.fi Chatbot Kamu</text:p>
          </table:table-cell>
          <table:table-cell office:string-value="Kamu is a chatbot used by the Finnish Immgration Service that gives general advice to citizens about immigration processes or about the process of the application. " office:value-type="string">
            <text:p>Kamu is a chatbot used by the Finnish Immgration Service that gives general advice to citizens about immigration processes or about the process of the application. </text:p>
          </table:table-cell>
          <table:table-cell office:string-value="https://migri.fi/en/chat1" office:value-type="string">
            <text:p>https://migri.fi/en/chat1</text:p>
          </table:table-cell>
          <table:table-cell office:string-value="Finnish Immigration Service" office:value-type="string">
            <text:p>Finnish Immigration Service</text:p>
          </table:table-cell>
          <table:table-cell office:string-value="Chatbots, Intelligent Digital Assistants, Virtual Agents and Recommendation Systems" office:value-type="string">
            <text:p>Chatbots, Intelligent Digital Assistants, Virtual Agents and Recommendation Systems</text:p>
          </table:table-cell>
          <table:table-cell office:string-value="Public Services and engagement" office:value-type="string">
            <text:p>Public Services and engagement</text:p>
          </table:table-cell>
          <table:table-cell office:string-value="Incremental / Technical Change" office:value-type="string">
            <text:p>Incremental / Technical Change</text:p>
          </table:table-cell>
          <table:table-cell office:string-value="Inclusion" office:value-type="string">
            <text:p>Inclusion</text:p>
          </table:table-cell>
        </table:table-row>
        <table:table-row>
          <table:table-cell office:string-value="Finland" office:value-type="string">
            <text:p>Finland</text:p>
          </table:table-cell>
          <table:table-cell office:string-value="Local" office:value-type="string">
            <text:p>Local</text:p>
          </table:table-cell>
          <table:table-cell office:string-value="General public services" office:value-type="string">
            <text:p>General public services</text:p>
          </table:table-cell>
          <table:table-cell office:string-value="Executive and legislative organs, financial and fiscal affairs, external affairs." office:value-type="string">
            <text:p>Executive and legislative organs, financial and fiscal affairs, external affairs.</text:p>
          </table:table-cell>
          <table:table-cell office:string-value="OuloBot" office:value-type="string">
            <text:p>OuloBot</text:p>
          </table:table-cell>
          <table:table-cell office:string-value="The City of Oulu has started a project co-financed by Business Finland, which aims to build a chatbot service, OuluBot. The goal for OuluBot is to become a virtual assistant in all everyday issues, whether they concern tourism, companies or city services. The answer or guidance to an electronic service should be provided regardless of time, place, medium and language. Technically, chatbot retrieves information e.g. relevant City of Oulu websites, chat history, guidance information, databases, and other information sources. OuluBot is available 24/7 service. independent of working hours. If the user is looking for information that OuluBot would not be able to answer, then during office hours the discussion could be directed to the City of Oulu chat service (Oulu10 general counseling customer service)." office:value-type="string">
            <text:p>The City of Oulu has started a project co-financed by Business Finland, which aims to build a chatbot service, OuluBot. The goal for OuluBot is to become a virtual assistant in all everyday issues, whether they concern tourism, companies or city services. The answer or guidance to an electronic service should be provided regardless of time, place, medium and language. Technically, chatbot retrieves information e.g. relevant City of Oulu websites, chat history, guidance information, databases, and other information sources. OuluBot is available 24/7 service. independent of working hours. If the user is looking for information that OuluBot would not be able to answer, then during office hours the discussion could be directed to the City of Oulu chat service (Oulu10 general counseling customer service).</text:p>
          </table:table-cell>
          <table:table-cell office:string-value="https://www.ouka.fi/oulu/oulubot/" office:value-type="string">
            <text:p>https://www.ouka.fi/oulu/oulubot/</text:p>
          </table:table-cell>
          <table:table-cell office:string-value="Municipality of Oulu" office:value-type="string">
            <text:p>Municipality of Oulu</text:p>
          </table:table-cell>
          <table:table-cell office:string-value="Chatbots, Intelligent Digital Assistants, Virtual Agents and Recommendation Systems" office:value-type="string">
            <text:p>Chatbots, Intelligent Digital Assistants, Virtual Agents and Recommendation Systems</text:p>
          </table:table-cell>
          <table:table-cell office:string-value="Public Services and engagement" office:value-type="string">
            <text:p>Public Services and engagement</text:p>
          </table:table-cell>
          <table:table-cell office:string-value="Organizational / Sustained Change" office:value-type="string">
            <text:p>Organizational / Sustained Change</text:p>
          </table:table-cell>
          <table:table-cell/>
        </table:table-row>
        <table:table-row>
          <table:table-cell office:string-value="France" office:value-type="string">
            <text:p>France</text:p>
          </table:table-cell>
          <table:table-cell office:string-value="National" office:value-type="string">
            <text:p>National</text:p>
          </table:table-cell>
          <table:table-cell office:string-value="Public order and safety" office:value-type="string">
            <text:p>Public order and safety</text:p>
          </table:table-cell>
          <table:table-cell office:string-value="Police Services" office:value-type="string">
            <text:p>Police Services</text:p>
          </table:table-cell>
          <table:table-cell office:string-value="Fraud detection value declarations" office:value-type="string">
            <text:p>Fraud detection value declarations</text:p>
          </table:table-cell>
          <table:table-cell office:string-value="A supervised deep mining algorithm is used by French customs in order to detect fraud with value declarations and to analyze cases of identiy fraud or import trafficiking." office:value-type="string">
            <text:p>A supervised deep mining algorithm is used by French customs in order to detect fraud with value declarations and to analyze cases of identiy fraud or import trafficiking.</text:p>
          </table:table-cell>
          <table:table-cell office:string-value="https://www.aiforhumanity.fr/pdfs/MissionVillani_Report_ENG-VF.pdf" office:value-type="string">
            <text:p>https://www.aiforhumanity.fr/pdfs/MissionVillani_Report_ENG-VF.pdf</text:p>
          </table:table-cell>
          <table:table-cell office:string-value="French Customs" office:value-type="string">
            <text:p>French Customs</text:p>
          </table:table-cell>
          <table:table-cell office:string-value="Security Analytics and Threat Intelligence" office:value-type="string">
            <text:p>Security Analytics and Threat Intelligence</text:p>
          </table:table-cell>
          <table:table-cell office:string-value="Enforcement" office:value-type="string">
            <text:p>Enforcement</text:p>
          </table:table-cell>
          <table:table-cell office:string-value="Organizational / Sustained Change" office:value-type="string">
            <text:p>Organizational / Sustained Change</text:p>
          </table:table-cell>
          <table:table-cell office:string-value="Performance" office:value-type="string">
            <text:p>Performance</text:p>
          </table:table-cell>
        </table:table-row>
        <table:table-row>
          <table:table-cell office:string-value="France" office:value-type="string">
            <text:p>France</text:p>
          </table:table-cell>
          <table:table-cell office:string-value="National" office:value-type="string">
            <text:p>National</text:p>
          </table:table-cell>
          <table:table-cell office:string-value="Social protection" office:value-type="string">
            <text:p>Social protection</text:p>
          </table:table-cell>
          <table:table-cell office:string-value="Unemployment." office:value-type="string">
            <text:p>Unemployment.</text:p>
          </table:table-cell>
          <table:table-cell office:string-value="LaBonneBoîte" office:value-type="string">
            <text:p>LaBonneBoîte</text:p>
          </table:table-cell>
          <table:table-cell office:string-value="La Bonne Boite is an online tool that identifies companies with a high probability of hiring within the next six months in the sector and area selected by the seeker. The objective of La Bonne Boite is to help jobseekers find job opportunities that are not published by employers (i.e. &quot;hidden vacancies&quot;) and to predict which companies are most likely to hire in the near  future. La Bonne Boite is one of the most used job searching services in France and it is about to be further developed in order to target more specific types of jobseekers, like students, that are looking for part-time jobs. This search engine improves a jobseeker's chance of securing a job interview on the basis of spontaneous job applications. La Bonne Boite's computer code can be copied and used by others. There is also an Application Programming Interface (API) which enables the duplication of La Bonne Boite on other websites. " office:value-type="string">
            <text:p>La Bonne Boite is an online tool that identifies companies with a high probability of hiring within the next six months in the sector and area selected by the seeker. The objective of La Bonne Boite is to help jobseekers find job opportunities that are not published by employers (i.e. "hidden vacancies") and to predict which companies are most likely to hire in the near <text:s text:c="1"/>future. La Bonne Boite is one of the most used job searching services in France and it is about to be further developed in order to target more specific types of jobseekers, like students, that are looking for part-time jobs. This search engine improves a jobseeker's chance of securing a job interview on the basis of spontaneous job applications. La Bonne Boite's computer code can be copied and used by others. There is also an Application Programming Interface (API) which enables the duplication of La Bonne Boite on other websites. </text:p>
          </table:table-cell>
          <table:table-cell office:string-value="https://ec.europa.eu/social/BlobServlet?docId=20605&amp;langId=en" office:value-type="string">
            <text:p>https://ec.europa.eu/social/BlobServlet?docId=20605&amp;langId=en</text:p>
          </table:table-cell>
          <table:table-cell office:string-value="Pôle emploi" office:value-type="string">
            <text:p>Pôle emploi</text:p>
          </table:table-cell>
          <table:table-cell office:string-value="Predictive Analytics, Simulation and Data Visualisation" office:value-type="string">
            <text:p>Predictive Analytics, Simulation and Data Visualisation</text:p>
          </table:table-cell>
          <table:table-cell office:string-value="Public Services and engagement" office:value-type="string">
            <text:p>Public Services and engagement</text:p>
          </table:table-cell>
          <table:table-cell office:string-value="Incremental / Technical Change" office:value-type="string">
            <text:p>Incremental / Technical Change</text:p>
          </table:table-cell>
          <table:table-cell office:string-value="Performance" office:value-type="string">
            <text:p>Performance</text:p>
          </table:table-cell>
        </table:table-row>
        <table:table-row>
          <table:table-cell office:string-value="Germany" office:value-type="string">
            <text:p>Germany</text:p>
          </table:table-cell>
          <table:table-cell office:string-value="National" office:value-type="string">
            <text:p>National</text:p>
          </table:table-cell>
          <table:table-cell office:string-value="Public order and safety" office:value-type="string">
            <text:p>Public order and safety</text:p>
          </table:table-cell>
          <table:table-cell office:string-value="Public order and safety n.e.c." office:value-type="string">
            <text:p>Public order and safety n.e.c.</text:p>
          </table:table-cell>
          <table:table-cell office:string-value="Refugee Language Detection" office:value-type="string">
            <text:p>Refugee Language Detection</text:p>
          </table:table-cell>
          <table:table-cell office:string-value="Germany's Federal Office for Migrants and Refugees uses a voice recognition software that seeks to identify which country migrants without documentation are from. The Federal Office for Migrants and Refugees said the automated new system would begin within two weeks. The aim is to detect Arabic-speaking migrants claiming to be Syrian to increase their chances of asylum. The new software will run alongside techniques already in use to establish a person's identity. A variety of data will be examined, including the asylum-seeker's documentation, before a final decision is made. If necessary, officials will also seek expert opinion. Linguists argue it would, however, be challenging for an automatic machine to be completely accurate, as language and vocabulary are ever-changing, reducing the effectiveness and accuracy. " office:value-type="string">
            <text:p>Germany's Federal Office for Migrants and Refugees uses a voice recognition software that seeks to identify which country migrants without documentation are from. The Federal Office for Migrants and Refugees said the automated new system would begin within two weeks. The aim is to detect Arabic-speaking migrants claiming to be Syrian to increase their chances of asylum. The new software will run alongside techniques already in use to establish a person's identity. A variety of data will be examined, including the asylum-seeker's documentation, before a final decision is made. If necessary, officials will also seek expert opinion. Linguists argue it would, however, be challenging for an automatic machine to be completely accurate, as language and vocabulary are ever-changing, reducing the effectiveness and accuracy. </text:p>
          </table:table-cell>
          <table:table-cell office:string-value="https://www.dw.com/en/automatic-speech-analysis-software-used-to-verify-refugees-dialects/a-37980819" office:value-type="string">
            <text:p>https://www.dw.com/en/automatic-speech-analysis-software-used-to-verify-refugees-dialects/a-37980819</text:p>
          </table:table-cell>
          <table:table-cell office:string-value="Federal Office for Migration and Refugees (BAMF)" office:value-type="string">
            <text:p>Federal Office for Migration and Refugees (BAMF)</text:p>
          </table:table-cell>
          <table:table-cell office:string-value="Audio Processing" office:value-type="string">
            <text:p>Audio Processing</text:p>
          </table:table-cell>
          <table:table-cell office:string-value="Adjudication" office:value-type="string">
            <text:p>Adjudication</text:p>
          </table:table-cell>
          <table:table-cell office:string-value="Transformative / Disruptive" office:value-type="string">
            <text:p>Transformative / Disruptive</text:p>
          </table:table-cell>
          <table:table-cell office:string-value="Performance" office:value-type="string">
            <text:p>Performance</text:p>
          </table:table-cell>
        </table:table-row>
        <table:table-row>
          <table:table-cell office:string-value="Germany" office:value-type="string">
            <text:p>Germany</text:p>
          </table:table-cell>
          <table:table-cell office:string-value="Local" office:value-type="string">
            <text:p>Local</text:p>
          </table:table-cell>
          <table:table-cell office:string-value="General public services" office:value-type="string">
            <text:p>General public services</text:p>
          </table:table-cell>
          <table:table-cell office:string-value="Executive and legislative organs, financial and fiscal affairs, external affairs." office:value-type="string">
            <text:p>Executive and legislative organs, financial and fiscal affairs, external affairs.</text:p>
          </table:table-cell>
          <table:table-cell office:string-value="Buddy Krefeld" office:value-type="string">
            <text:p>Buddy Krefeld</text:p>
          </table:table-cell>
          <table:table-cell office:string-value="Buddy Krefield is a Chatbot to which citizens can ask various questions related to the administrative processes in municipal administrations, for example on which form to fill in for what service. It is expected to save time as it does no longer require a civil servant to answer the questions and it offers citizens immediate responses to their queries. The chatbot is the result of a hackathon organized by the open data portal of the German region North Rhine-Westphalia. " office:value-type="string">
            <text:p>Buddy Krefield is a Chatbot to which citizens can ask various questions related to the administrative processes in municipal administrations, for example on which form to fill in for what service. It is expected to save time as it does no longer require a civil servant to answer the questions and it offers citizens immediate responses to their queries. The chatbot is the result of a hackathon organized by the open data portal of the German region North Rhine-Westphalia. </text:p>
          </table:table-cell>
          <table:table-cell office:string-value="https://open.nrw/de/content/kumpel-krefeld-gewinnt-nrw-hackathon" office:value-type="string">
            <text:p>https://open.nrw/de/content/kumpel-krefeld-gewinnt-nrw-hackathon</text:p>
          </table:table-cell>
          <table:table-cell/>
          <table:table-cell office:string-value="Chatbots, Intelligent Digital Assistants, Virtual Agents and Recommendation Systems" office:value-type="string">
            <text:p>Chatbots, Intelligent Digital Assistants, Virtual Agents and Recommendation Systems</text:p>
          </table:table-cell>
          <table:table-cell office:string-value="Public Services and engagement" office:value-type="string">
            <text:p>Public Services and engagement</text:p>
          </table:table-cell>
          <table:table-cell office:string-value="Incremental / Technical Change" office:value-type="string">
            <text:p>Incremental / Technical Change</text:p>
          </table:table-cell>
          <table:table-cell office:string-value="Performance" office:value-type="string">
            <text:p>Performance</text:p>
          </table:table-cell>
        </table:table-row>
        <table:table-row>
          <table:table-cell office:string-value="Ireland" office:value-type="string">
            <text:p>Ireland</text:p>
          </table:table-cell>
          <table:table-cell office:string-value="National" office:value-type="string">
            <text:p>National</text:p>
          </table:table-cell>
          <table:table-cell office:string-value="General public services" office:value-type="string">
            <text:p>General public services</text:p>
          </table:table-cell>
          <table:table-cell office:string-value="Executive and legislative organs, financial and fiscal affairs, external affairs." office:value-type="string">
            <text:p>Executive and legislative organs, financial and fiscal affairs, external affairs.</text:p>
          </table:table-cell>
          <table:table-cell office:string-value="Revenue Chatbot" office:value-type="string">
            <text:p>Revenue Chatbot</text:p>
          </table:table-cell>
          <table:table-cell office:string-value="In early 2018, the Irish Revenue Commissioners began investigating the potential of Artificial Intelligence to provide a more efficient, effective experience for customers using their telephony services. A pilot project was initiated to examine if AI based Natural Language Processing (NLP) technologies could be used to deliver an improved customer service, reduce costs and increase efficiencies. This resulted in the implementation of a Virtual Digital Agent (VDA) or voicebot which was designed to focus on a subset of calls from the Irish taxpayer relating to tax clearance. On a daily basis, taxpayers contact Irish Revenue tax clearance customer support asking how to apply for tax clearance; enquiring what their current tax clearance status is; requesting more information on expired, refused &amp; rescinded tax clearance applications as well as just looking for information on tax clearance itself. It is reported that currently, up to 50% of calls were handled from start to finish by the voicebot,  70% of first-time applicants engaged with the voicebot when submitting their application, 75% of tax clearance holders were able to retrieve their tax clearance access number (TCAN). Only in 10% of the calls, the calls were transferred to a human operator due to the inability of the voicebot to understand the request. " office:value-type="string">
            <text:p>In early 2018, the Irish Revenue Commissioners began investigating the potential of Artificial Intelligence to provide a more efficient, effective experience for customers using their telephony services. A pilot project was initiated to examine if AI based Natural Language Processing (NLP) technologies could be used to deliver an improved customer service, reduce costs and increase efficiencies. This resulted in the implementation of a Virtual Digital Agent (VDA) or voicebot which was designed to focus on a subset of calls from the Irish taxpayer relating to tax clearance. On a daily basis, taxpayers contact Irish Revenue tax clearance customer support asking how to apply for tax clearance; enquiring what their current tax clearance status is; requesting more information on expired, refused &amp; rescinded tax clearance applications as well as just looking for information on tax clearance itself. It is reported that currently, up to 50% of calls were handled from start to finish by the voicebot, <text:s text:c="1"/>70% of first-time applicants engaged with the voicebot when submitting their application, 75% of tax clearance holders were able to retrieve their tax clearance access number (TCAN). Only in 10% of the calls, the calls were transferred to a human operator due to the inability of the voicebot to understand the request. </text:p>
          </table:table-cell>
          <table:table-cell office:string-value="https://www.ops2020.gov.ie/actions/innovating-for-our-future/innovation/emerging-technology/artificial-intelligence/revenue-chatbot/" office:value-type="string">
            <text:p>https://www.ops2020.gov.ie/actions/innovating-for-our-future/innovation/emerging-technology/artificial-intelligence/revenue-chatbot/</text:p>
          </table:table-cell>
          <table:table-cell office:string-value="Irish Revenue Commissioners" office:value-type="string">
            <text:p>Irish Revenue Commissioners</text:p>
          </table:table-cell>
          <table:table-cell office:string-value="Chatbots, Intelligent Digital Assistants, Virtual Agents and Recommendation Systems" office:value-type="string">
            <text:p>Chatbots, Intelligent Digital Assistants, Virtual Agents and Recommendation Systems</text:p>
          </table:table-cell>
          <table:table-cell office:string-value="Public Services and engagement" office:value-type="string">
            <text:p>Public Services and engagement</text:p>
          </table:table-cell>
          <table:table-cell office:string-value="Organizational / Sustained Change" office:value-type="string">
            <text:p>Organizational / Sustained Change</text:p>
          </table:table-cell>
          <table:table-cell office:string-value="Inclusion" office:value-type="string">
            <text:p>Inclusion</text:p>
          </table:table-cell>
        </table:table-row>
        <table:table-row>
          <table:table-cell office:string-value="Ireland" office:value-type="string">
            <text:p>Ireland</text:p>
          </table:table-cell>
          <table:table-cell office:string-value="Local" office:value-type="string">
            <text:p>Local</text:p>
          </table:table-cell>
          <table:table-cell office:string-value="General public services" office:value-type="string">
            <text:p>General public services</text:p>
          </table:table-cell>
          <table:table-cell office:string-value="R&amp;D general public services." office:value-type="string">
            <text:p>R&amp;D general public services.</text:p>
          </table:table-cell>
          <table:table-cell office:string-value="The Dublin Beat" office:value-type="string">
            <text:p>The Dublin Beat</text:p>
          </table:table-cell>
          <table:table-cell office:string-value="The Dublin Beat analyses citizen opinions in the Dublin Region for an overview of their most pressing concerns. Each month public tweets are collated by the AItext analytics platform Citibeats, whose artificial intelligence algorithms have been trained for understanding opinions in the local context of Dublin. This can assist local authorities to better understand how local people feel about civic issues.  The resulting analysis based on the gathered online data is presented via visual dashboards and through monthly reports provided online. The different reports give an overview of key issues such as how people feel about environmental issues, cultural events or city region developments expressed on the online media. The Dublin Beat can help local authorities to better understand how citizens feel about key issues and ensure that civic efforts and policy reflect the needs of communities. But of course, it is important to note that these insights are indicative only of the sentiments expressed by a cohort of citizens who use social media. Local authorities employ other methods to ensure truly inclusive citizen engagement." office:value-type="string">
            <text:p>The Dublin Beat analyses citizen opinions in the Dublin Region for an overview of their most pressing concerns. Each month public tweets are collated by the AItext analytics platform Citibeats, whose artificial intelligence algorithms have been trained for understanding opinions in the local context of Dublin. This can assist local authorities to better understand how local people feel about civic issues. <text:s text:c="1"/>The resulting analysis based on the gathered online data is presented via visual dashboards and through monthly reports provided online. The different reports give an overview of key issues such as how people feel about environmental issues, cultural events or city region developments expressed on the online media. The Dublin Beat can help local authorities to better understand how citizens feel about key issues and ensure that civic efforts and policy reflect the needs of communities. But of course, it is important to note that these insights are indicative only of the sentiments expressed by a cohort of citizens who use social media. Local authorities employ other methods to ensure truly inclusive citizen engagement.</text:p>
          </table:table-cell>
          <table:table-cell office:string-value="https://smartdublin.ie/smart-dublin-explores-how-ai-social-media-can-help-improve-the-city-region/" office:value-type="string">
            <text:p>https://smartdublin.ie/smart-dublin-explores-how-ai-social-media-can-help-improve-the-city-region/</text:p>
          </table:table-cell>
          <table:table-cell office:string-value="Municipality of Dublin" office:value-type="string">
            <text:p>Municipality of Dublin</text:p>
          </table:table-cell>
          <table:table-cell office:string-value="Natural Language Processing, Text Mining and Speech Analytics" office:value-type="string">
            <text:p>Natural Language Processing, Text Mining and Speech Analytics</text:p>
          </table:table-cell>
          <table:table-cell office:string-value="Regulatory research, analysis and monitoring" office:value-type="string">
            <text:p>Regulatory research, analysis and monitoring</text:p>
          </table:table-cell>
          <table:table-cell office:string-value="Transformative / Disruptive" office:value-type="string">
            <text:p>Transformative / Disruptive</text:p>
          </table:table-cell>
          <table:table-cell office:string-value="Inclusion" office:value-type="string">
            <text:p>Inclusion</text:p>
          </table:table-cell>
        </table:table-row>
        <table:table-row>
          <table:table-cell office:string-value="Italy" office:value-type="string">
            <text:p>Italy</text:p>
          </table:table-cell>
          <table:table-cell office:string-value="Local" office:value-type="string">
            <text:p>Local</text:p>
          </table:table-cell>
          <table:table-cell office:string-value="Recreation - culture and religion" office:value-type="string">
            <text:p>Recreation - culture and religion</text:p>
          </table:table-cell>
          <table:table-cell office:string-value="Cultural services." office:value-type="string">
            <text:p>Cultural services.</text:p>
          </table:table-cell>
          <table:table-cell office:string-value="Borbot" office:value-type="string">
            <text:p>Borbot</text:p>
          </table:table-cell>
          <table:table-cell office:string-value="Borbot  (acronym for Bourbons and Robotics) is a virtual assistant, adopted by the National Museum of the Royal Palace of Caserta, which through machine learning techniques is able to answer user questions, providing detailed tourist information and news about the monument. The mobile system supports the Museum's front office service and allows customer service staff to concentrate on the services with greater added value." office:value-type="string">
            <text:p>Borbot <text:s text:c="1"/>(acronym for Bourbons and Robotics) is a virtual assistant, adopted by the National Museum of the Royal Palace of Caserta, which through machine learning techniques is able to answer user questions, providing detailed tourist information and news about the monument. The mobile system supports the Museum's front office service and allows customer service staff to concentrate on the services with greater added value.</text:p>
          </table:table-cell>
          <table:table-cell office:string-value="https://borbot.it/" office:value-type="string">
            <text:p>https://borbot.it/</text:p>
          </table:table-cell>
          <table:table-cell office:string-value="Reggia di Caserta" office:value-type="string">
            <text:p>Reggia di Caserta</text:p>
          </table:table-cell>
          <table:table-cell office:string-value="Chatbots, Intelligent Digital Assistants, Virtual Agents and Recommendation Systems" office:value-type="string">
            <text:p>Chatbots, Intelligent Digital Assistants, Virtual Agents and Recommendation Systems</text:p>
          </table:table-cell>
          <table:table-cell office:string-value="Public Services and engagement" office:value-type="string">
            <text:p>Public Services and engagement</text:p>
          </table:table-cell>
          <table:table-cell office:string-value="Incremental / Technical Change" office:value-type="string">
            <text:p>Incremental / Technical Change</text:p>
          </table:table-cell>
          <table:table-cell office:string-value="Performance" office:value-type="string">
            <text:p>Performance</text:p>
          </table:table-cell>
        </table:table-row>
        <table:table-row>
          <table:table-cell office:string-value="Italy" office:value-type="string">
            <text:p>Italy</text:p>
          </table:table-cell>
          <table:table-cell office:string-value="Local" office:value-type="string">
            <text:p>Local</text:p>
          </table:table-cell>
          <table:table-cell office:string-value="Economic affairs" office:value-type="string">
            <text:p>Economic affairs</text:p>
          </table:table-cell>
          <table:table-cell office:string-value="Transport" office:value-type="string">
            <text:p>Transport</text:p>
          </table:table-cell>
          <table:table-cell office:string-value="Smart Planner" office:value-type="string">
            <text:p>Smart Planner</text:p>
          </table:table-cell>
          <table:table-cell office:string-value="A planning navigation app (&quot;Viaggia + &lt;name of the city&gt;&quot;) which is based on AI techniques and is able to suggest users who connect through an app from their smartphone the fastest and most ecological solutions to reach a specific destination in the city. Through the analysis of data intercepted from multiple sources, the app gives personalized indications on which public, private or shared means of transport should be used to reduce polluting emissions and travel times. The Smart Planner solution is reported to have been in use in the cities of Trento and Rovereto as well as the Emilia Romagna region." office:value-type="string">
            <text:p>A planning navigation app ("Viaggia + &lt;name of the city&gt;") which is based on AI techniques and is able to suggest users who connect through an app from their smartphone the fastest and most ecological solutions to reach a specific destination in the city. Through the analysis of data intercepted from multiple sources, the app gives personalized indications on which public, private or shared means of transport should be used to reduce polluting emissions and travel times. The Smart Planner solution is reported to have been in use in the cities of Trento and Rovereto as well as the Emilia Romagna region.</text:p>
          </table:table-cell>
          <table:table-cell office:string-value="https://www.smartcommunitylab.it/app/" office:value-type="string">
            <text:p>https://www.smartcommunitylab.it/app/</text:p>
          </table:table-cell>
          <table:table-cell office:string-value="Smart Community Lab an initiative of the FBK research centre  , Smart Community Lab: an initiative of the FBK research centre  (Trento, Italy)" office:value-type="string">
            <text:p>Smart Community Lab an initiative of the FBK research centre <text:s text:c="1"/>, Smart Community Lab: an initiative of the FBK research centre <text:s text:c="1"/>(Trento, Italy)</text:p>
          </table:table-cell>
          <table:table-cell office:string-value="Machine Learning, Deep Learning" office:value-type="string">
            <text:p>Machine Learning, Deep Learning</text:p>
          </table:table-cell>
          <table:table-cell office:string-value="Public Services and engagement" office:value-type="string">
            <text:p>Public Services and engagement</text:p>
          </table:table-cell>
          <table:table-cell office:string-value="Incremental / Technical Change" office:value-type="string">
            <text:p>Incremental / Technical Change</text:p>
          </table:table-cell>
          <table:table-cell office:string-value="Openness" office:value-type="string">
            <text:p>Openness</text:p>
          </table:table-cell>
        </table:table-row>
        <table:table-row>
          <table:table-cell office:string-value="Latvia" office:value-type="string">
            <text:p>Latvia</text:p>
          </table:table-cell>
          <table:table-cell office:string-value="National" office:value-type="string">
            <text:p>National</text:p>
          </table:table-cell>
          <table:table-cell office:string-value="Economic affairs" office:value-type="string">
            <text:p>Economic affairs</text:p>
          </table:table-cell>
          <table:table-cell office:string-value="General economic, commercial and labour affair" office:value-type="string">
            <text:p>General economic, commercial and labour affair</text:p>
          </table:table-cell>
          <table:table-cell office:string-value="Future assistant for entrepreneurs (FAE)" office:value-type="string">
            <text:p>Future assistant for entrepreneurs (FAE)</text:p>
          </table:table-cell>
          <table:table-cell office:string-value="In 2018, the Register of Enterprises of Latvia introduced the Chatbot UNA to answer frequently asked questions regarding the process of enterprise registration. The name UNA has a symbolic meaning as it stands for the Future Support of Entrepreneurs in the Latvian language. Chatbots are available 24/7 and thus able to make communication between citizens and the state accessible and friendly. UNA is available on both the website of the Register of Enterprises as well as on the Facebook page as part of the Facebook messenger application. UNA is able to answer frequently asked questions about the registration of their businesses as well as the liquidation, merchants, companies and organizations. If citizens already have an application in progress, they are also able to ask about the progress of their documents. At the moment, UNA only works in the Latvian language.  A Latvian company, Tilde, specializing in AI technologies cooperated in the development of UNA. The usage of the conversational agent has been argued to be highly successful and has been nominated for numerous awards such as the OECD's Public Excellence, World Summit Awards and others. According to the first performance indicators, 44% of the questions asked on UNA are considered to be general of nature and easily taken care of by the Chatbot. " office:value-type="string">
            <text:p>In 2018, the Register of Enterprises of Latvia introduced the Chatbot UNA to answer frequently asked questions regarding the process of enterprise registration. The name UNA has a symbolic meaning as it stands for the Future Support of Entrepreneurs in the Latvian language. Chatbots are available 24/7 and thus able to make communication between citizens and the state accessible and friendly. UNA is available on both the website of the Register of Enterprises as well as on the Facebook page as part of the Facebook messenger application. UNA is able to answer frequently asked questions about the registration of their businesses as well as the liquidation, merchants, companies and organizations. If citizens already have an application in progress, they are also able to ask about the progress of their documents. At the moment, UNA only works in the Latvian language. <text:s text:c="1"/>A Latvian company, Tilde, specializing in AI technologies cooperated in the development of UNA. The usage of the conversational agent has been argued to be highly successful and has been nominated for numerous awards such as the OECD's Public Excellence, World Summit Awards and others. According to the first performance indicators, 44% of the questions asked on UNA are considered to be general of nature and easily taken care of by the Chatbot. </text:p>
          </table:table-cell>
          <table:table-cell office:string-value="https://oecd-opsi.org/innovations/una-the-first-virtual-assistant-of-public-administration-in-latvia/" office:value-type="string">
            <text:p>https://oecd-opsi.org/innovations/una-the-first-virtual-assistant-of-public-administration-in-latvia/</text:p>
          </table:table-cell>
          <table:table-cell office:string-value="Register of Enterprises of the Republic of Latvia" office:value-type="string">
            <text:p>Register of Enterprises of the Republic of Latvia</text:p>
          </table:table-cell>
          <table:table-cell office:string-value="Chatbots, Intelligent Digital Assistants, Virtual Agents and Recommendation Systems" office:value-type="string">
            <text:p>Chatbots, Intelligent Digital Assistants, Virtual Agents and Recommendation Systems</text:p>
          </table:table-cell>
          <table:table-cell office:string-value="Public Services and engagement" office:value-type="string">
            <text:p>Public Services and engagement</text:p>
          </table:table-cell>
          <table:table-cell office:string-value="Transformative / Disruptive" office:value-type="string">
            <text:p>Transformative / Disruptive</text:p>
          </table:table-cell>
          <table:table-cell office:string-value="Openness" office:value-type="string">
            <text:p>Openness</text:p>
          </table:table-cell>
        </table:table-row>
        <table:table-row>
          <table:table-cell office:string-value="Latvia" office:value-type="string">
            <text:p>Latvia</text:p>
          </table:table-cell>
          <table:table-cell office:string-value="National" office:value-type="string">
            <text:p>National</text:p>
          </table:table-cell>
          <table:table-cell office:string-value="Economic affairs" office:value-type="string">
            <text:p>Economic affairs</text:p>
          </table:table-cell>
          <table:table-cell office:string-value="Transport" office:value-type="string">
            <text:p>Transport</text:p>
          </table:table-cell>
          <table:table-cell office:string-value="FITS (Future Intelligent Transport Systems) ITEMS" office:value-type="string">
            <text:p>FITS (Future Intelligent Transport Systems) ITEMS</text:p>
          </table:table-cell>
          <table:table-cell office:string-value="The State Public Traffic Safety Directorate uses the FITS (&quot;Future Intelligent Transport Systems&quot;) ITEMS, which significantly improves road safety and saves people's lives. This AI system is capable of recognizing car numbers for driving speed, ensurance and roadworthiness test control on roads. At the end of 2018, the number of road accidents decreased by 43% compared to the number prior to the installation of photo cameras (1 084, after 613) at the roadside stages where photo cameras were installed and operated. " office:value-type="string">
            <text:p>The State Public Traffic Safety Directorate uses the FITS ("Future Intelligent Transport Systems") ITEMS, which significantly improves road safety and saves people's lives. This AI system is capable of recognizing car numbers for driving speed, ensurance and roadworthiness test control on roads. At the end of 2018, the number of road accidents decreased by 43% compared to the number prior to the installation of photo cameras (1 084, after 613) at the roadside stages where photo cameras were installed and operated. </text:p>
          </table:table-cell>
          <table:table-cell office:string-value="https://investinlatvia.org/en/key-sectors/sectors/smart-city" office:value-type="string">
            <text:p>https://investinlatvia.org/en/key-sectors/sectors/smart-city</text:p>
          </table:table-cell>
          <table:table-cell office:string-value="State Public Traffic Safety Directorate" office:value-type="string">
            <text:p>State Public Traffic Safety Directorate</text:p>
          </table:table-cell>
          <table:table-cell office:string-value="Computer Vision and Identity Recognition" office:value-type="string">
            <text:p>Computer Vision and Identity Recognition</text:p>
          </table:table-cell>
          <table:table-cell office:string-value="Enforcement" office:value-type="string">
            <text:p>Enforcement</text:p>
          </table:table-cell>
          <table:table-cell office:string-value="Transformative / Disruptive" office:value-type="string">
            <text:p>Transformative / Disruptive</text:p>
          </table:table-cell>
          <table:table-cell office:string-value="Performance" office:value-type="string">
            <text:p>Performance</text:p>
          </table:table-cell>
        </table:table-row>
        <table:table-row>
          <table:table-cell office:string-value="Lithuania" office:value-type="string">
            <text:p>Lithuania</text:p>
          </table:table-cell>
          <table:table-cell office:string-value="National" office:value-type="string">
            <text:p>National</text:p>
          </table:table-cell>
          <table:table-cell office:string-value="Health" office:value-type="string">
            <text:p>Health</text:p>
          </table:table-cell>
          <table:table-cell office:string-value="Public health services." office:value-type="string">
            <text:p>Public health services.</text:p>
          </table:table-cell>
          <table:table-cell office:string-value="viLTe' chatbot" office:value-type="string">
            <text:p>viLTe' chatbot</text:p>
          </table:table-cell>
          <table:table-cell office:string-value="viLTe' was created during a recent hackathon &quot;Hack the Crisis&quot; and is capable of answering relevant questions regarding the COVID-19 pandemic, such as the symptons, restrictions and more." office:value-type="string">
            <text:p>viLTe' was created during a recent hackathon "Hack the Crisis" and is capable of answering relevant questions regarding the COVID-19 pandemic, such as the symptons, restrictions and more.</text:p>
          </table:table-cell>
          <table:table-cell office:string-value="https://koronastop.lrv.lt/" office:value-type="string">
            <text:p>https://koronastop.lrv.lt/</text:p>
          </table:table-cell>
          <table:table-cell office:string-value="Government of the Republic of Lithuania" office:value-type="string">
            <text:p>Government of the Republic of Lithuania</text:p>
          </table:table-cell>
          <table:table-cell office:string-value="Chatbots, Intelligent Digital Assistants, Virtual Agents and Recommendation Systems" office:value-type="string">
            <text:p>Chatbots, Intelligent Digital Assistants, Virtual Agents and Recommendation Systems</text:p>
          </table:table-cell>
          <table:table-cell office:string-value="Public Services and engagement" office:value-type="string">
            <text:p>Public Services and engagement</text:p>
          </table:table-cell>
          <table:table-cell office:string-value="Incremental / Technical Change" office:value-type="string">
            <text:p>Incremental / Technical Change</text:p>
          </table:table-cell>
          <table:table-cell office:string-value="Inclusion" office:value-type="string">
            <text:p>Inclusion</text:p>
          </table:table-cell>
        </table:table-row>
        <table:table-row>
          <table:table-cell office:string-value="Lithuania" office:value-type="string">
            <text:p>Lithuania</text:p>
          </table:table-cell>
          <table:table-cell office:string-value="National" office:value-type="string">
            <text:p>National</text:p>
          </table:table-cell>
          <table:table-cell office:string-value="Public order and safety" office:value-type="string">
            <text:p>Public order and safety</text:p>
          </table:table-cell>
          <table:table-cell office:string-value="Public order and safety n.e.c." office:value-type="string">
            <text:p>Public order and safety n.e.c.</text:p>
          </table:table-cell>
          <table:table-cell office:string-value="FCIS H2020" office:value-type="string">
            <text:p>FCIS H2020</text:p>
          </table:table-cell>
          <table:table-cell office:string-value="Lithuanian Customs 's Financial Crime Investigations Service are using machine learning to identify suspicious patterns (trade, financial flows). This is part of a H2020 project, which, among other things, will explore using AI for better processing and analysis of data. The project will aim to apply artificial intelligence, data analysis and data visualization methods over two years, allowing law enforcement professionals to link, prioritize and analyze information gathered from different sources to facilitate decision-making. Several organizational units will be directly involved in the development of a targeted data processing and analysis system." office:value-type="string">
            <text:p>Lithuanian Customs 's Financial Crime Investigations Service are using machine learning to identify suspicious patterns (trade, financial flows). This is part of a H2020 project, which, among other things, will explore using AI for better processing and analysis of data. The project will aim to apply artificial intelligence, data analysis and data visualization methods over two years, allowing law enforcement professionals to link, prioritize and analyze information gathered from different sources to facilitate decision-making. Several organizational units will be directly involved in the development of a targeted data processing and analysis system.</text:p>
          </table:table-cell>
          <table:table-cell office:string-value="http://www.fntt.lt/lt/ivykiai/fntt-kartu-su-partneriais-pradeda-igyvendinti-europos-sajungos-moksliniu-tyrimu-ir-inovaciju-lesomis-remiama-projekta/3768" office:value-type="string">
            <text:p>http://www.fntt.lt/lt/ivykiai/fntt-kartu-su-partneriais-pradeda-igyvendinti-europos-sajungos-moksliniu-tyrimu-ir-inovaciju-lesomis-remiama-projekta/3768</text:p>
          </table:table-cell>
          <table:table-cell office:string-value="Lithuanian customs" office:value-type="string">
            <text:p>Lithuanian customs</text:p>
          </table:table-cell>
          <table:table-cell office:string-value="Machine Learning, Deep Learning" office:value-type="string">
            <text:p>Machine Learning, Deep Learning</text:p>
          </table:table-cell>
          <table:table-cell office:string-value="Enforcement" office:value-type="string">
            <text:p>Enforcement</text:p>
          </table:table-cell>
          <table:table-cell office:string-value="Organizational / Sustained Change" office:value-type="string">
            <text:p>Organizational / Sustained Change</text:p>
          </table:table-cell>
          <table:table-cell office:string-value="Performance" office:value-type="string">
            <text:p>Performance</text:p>
          </table:table-cell>
        </table:table-row>
        <table:table-row>
          <table:table-cell office:string-value="Netherlands" office:value-type="string">
            <text:p>Netherlands</text:p>
          </table:table-cell>
          <table:table-cell office:string-value="Local" office:value-type="string">
            <text:p>Local</text:p>
          </table:table-cell>
          <table:table-cell office:string-value="Public order and safety" office:value-type="string">
            <text:p>Public order and safety</text:p>
          </table:table-cell>
          <table:table-cell office:string-value="Police Services" office:value-type="string">
            <text:p>Police Services</text:p>
          </table:table-cell>
          <table:table-cell office:string-value="Crime Anticipation System (CAS)" office:value-type="string">
            <text:p>Crime Anticipation System (CAS)</text:p>
          </table:table-cell>
          <table:table-cell office:string-value="The Crime Anticipation System (CAS) makes weekly analyzes based on local and current data. External data about neighborhoods and residents, for example, is supplemented by the police's own knowledge about crimes and local situations and information from Statistics Netherlands. The system searches for crimes that show a pattern - for example, bicycle thefts in a certain neighborhood happen most often between the hours of 9:00 p.m. and midnight. Based on that, the police can better deploy available resources to fight these crimes more effectively, according to the news wire." office:value-type="string">
            <text:p>The Crime Anticipation System (CAS) makes weekly analyzes based on local and current data. External data about neighborhoods and residents, for example, is supplemented by the police's own knowledge about crimes and local situations and information from Statistics Netherlands. The system searches for crimes that show a pattern - for example, bicycle thefts in a certain neighborhood happen most often between the hours of 9:00 p.m. and midnight. Based on that, the police can better deploy available resources to fight these crimes more effectively, according to the news wire.</text:p>
          </table:table-cell>
          <table:table-cell office:string-value="http://ceur-ws.org/Vol-2103/paper_6.pdf" office:value-type="string">
            <text:p>http://ceur-ws.org/Vol-2103/paper_6.pdf</text:p>
          </table:table-cell>
          <table:table-cell office:string-value="City of Amsterdam" office:value-type="string">
            <text:p>City of Amsterdam</text:p>
          </table:table-cell>
          <table:table-cell office:string-value=" Security Analytics and Threat Intelligence" office:value-type="string">
            <text:p> Security Analytics and Threat Intelligence</text:p>
          </table:table-cell>
          <table:table-cell office:string-value="Enforcement" office:value-type="string">
            <text:p>Enforcement</text:p>
          </table:table-cell>
          <table:table-cell office:string-value="Organizational / Sustained Change" office:value-type="string">
            <text:p>Organizational / Sustained Change</text:p>
          </table:table-cell>
          <table:table-cell office:string-value="Performance" office:value-type="string">
            <text:p>Performance</text:p>
          </table:table-cell>
        </table:table-row>
        <table:table-row>
          <table:table-cell office:string-value="Netherlands" office:value-type="string">
            <text:p>Netherlands</text:p>
          </table:table-cell>
          <table:table-cell office:string-value="National" office:value-type="string">
            <text:p>National</text:p>
          </table:table-cell>
          <table:table-cell office:string-value="Social protection" office:value-type="string">
            <text:p>Social protection</text:p>
          </table:table-cell>
          <table:table-cell office:string-value="Social protection n.e.c." office:value-type="string">
            <text:p>Social protection n.e.c.</text:p>
          </table:table-cell>
          <table:table-cell office:string-value="SyRi" office:value-type="string">
            <text:p>SyRi</text:p>
          </table:table-cell>
          <table:table-cell office:string-value="Various municipalities in the Netherlands have been using the SyRi system to detect welfare fraud more effectively. SyRi has been developed by the Dutch government and uses various risk indicators from existing governmental systems such as taxes, health insurance, residence, education and many more, in order to detect which addresses hold a higher risk of fraud or misuse of welfare benefits.  SyRi was developed in 2014 after multiple municipalities had been creating their own systems to detect fraud. To enable the sharing of different information items that are relevant for SyRi, the system operates on a legal basis which clearly indicates which kind of data can be captured, stored and shared.The system does not make any decisions itself, but provides recommendations for civil servants to conduct further investigations.   Various organisations have opposed the usage of the system. They argue that it causes too many privacy infringements and is discriminatory towards the poor and vulnerable citizens. The lack of transparency on the inner working of the system and the inability of the people affected to get to know their data have been used, has been criticized as well. The UN-rapporteur for Human Rights also expressed his concerns on the use of SyRi as it could be a significant threat to human rights. Some projects revealed significant difficulties in integrating various data sources, which caused the recommendations by the system to become outdated and in fact unusable. In municipalities where the system actually gave recommendations on possible fraudulent behaviour, the success rate was very low. As, the costs of SyRi have been estimated to be over 325.000 euro per year, so that many have been wondering whether the system was worth the privacy and financial costs at all.   Following a court case, the Dutch court decided in early 2020 that the use of SyRi did not comply with Article 8 of the ECHR (European Convention of Human Rights), thus its usage has been cancelled. The judge ruled that the collective, economic welfare interest of preventing fraud weighed insufficiently against the social interest of privacy. Furthermore, the absence of disclosure about the inner working of SyRi makes its usage insufficiently transparent and verifiable.  " office:value-type="string">
            <text:p>Various municipalities in the Netherlands have been using the SyRi system to detect welfare fraud more effectively. SyRi has been developed by the Dutch government and uses various risk indicators from existing governmental systems such as taxes, health insurance, residence, education and many more, in order to detect which addresses hold a higher risk of fraud or misuse of welfare benefits. <text:s text:c="1"/>SyRi was developed in 2014 after multiple municipalities had been creating their own systems to detect fraud. To enable the sharing of different information items that are relevant for SyRi, the system operates on a legal basis which clearly indicates which kind of data can be captured, stored and shared.The system does not make any decisions itself, but provides recommendations for civil servants to conduct further investigations. <text:s text:c="2"/>Various organisations have opposed the usage of the system. They argue that it causes too many privacy infringements and is discriminatory towards the poor and vulnerable citizens. The lack of transparency on the inner working of the system and the inability of the people affected to get to know their data have been used, has been criticized as well. The UN-rapporteur for Human Rights also expressed his concerns on the use of SyRi as it could be a significant threat to human rights. Some projects revealed significant difficulties in integrating various data sources, which caused the recommendations by the system to become outdated and in fact unusable. In municipalities where the system actually gave recommendations on possible fraudulent behaviour, the success rate was very low. As, the costs of SyRi have been estimated to be over 325.000 euro per year, so that many have been wondering whether the system was worth the privacy and financial costs at all. <text:s text:c="2"/>Following a court case, the Dutch court decided in early 2020 that the use of SyRi did not comply with Article 8 of the ECHR (European Convention of Human Rights), thus its usage has been cancelled. The judge ruled that the collective, economic welfare interest of preventing fraud weighed insufficiently against the social interest of privacy. Furthermore, the absence of disclosure about the inner working of SyRi makes its usage insufficiently transparent and verifiable. <text:s text:c="1"/></text:p>
          </table:table-cell>
          <table:table-cell office:string-value="https://algorithmwatch.org/en/story/syri-netherlands-algorithm/" office:value-type="string">
            <text:p>https://algorithmwatch.org/en/story/syri-netherlands-algorithm/</text:p>
          </table:table-cell>
          <table:table-cell office:string-value="Ministry of Social Affairs and Employment" office:value-type="string">
            <text:p>Ministry of Social Affairs and Employment</text:p>
          </table:table-cell>
          <table:table-cell office:string-value=" Security Analytics and Threat Intelligence" office:value-type="string">
            <text:p> Security Analytics and Threat Intelligence</text:p>
          </table:table-cell>
          <table:table-cell office:string-value="Enforcement" office:value-type="string">
            <text:p>Enforcement</text:p>
          </table:table-cell>
          <table:table-cell office:string-value="Transformative / Disruptive" office:value-type="string">
            <text:p>Transformative / Disruptive</text:p>
          </table:table-cell>
          <table:table-cell office:string-value="Performance" office:value-type="string">
            <text:p>Performance</text:p>
          </table:table-cell>
        </table:table-row>
        <table:table-row>
          <table:table-cell office:string-value="Norway" office:value-type="string">
            <text:p>Norway</text:p>
          </table:table-cell>
          <table:table-cell office:string-value="National" office:value-type="string">
            <text:p>National</text:p>
          </table:table-cell>
          <table:table-cell office:string-value="Defence" office:value-type="string">
            <text:p>Defence</text:p>
          </table:table-cell>
          <table:table-cell office:string-value="Military defence." office:value-type="string">
            <text:p>Military defence.</text:p>
          </table:table-cell>
          <table:table-cell office:string-value="VDI: Protection of digital infrastructure" office:value-type="string">
            <text:p>VDI: Protection of digital infrastructure</text:p>
          </table:table-cell>
          <table:table-cell office:string-value="The existing early warning system for digital infrastructure has been used to detect targeted cyber attacks for almost 20 years. The Norwegian National Security Authority is now developing new sensor technology that will build on and eventually replace the sensors used in the existing early warning system. A new platform will be developed to use artificial intelligence and machine learning on the data collected. The platform will enable automatic analysis of any malware detected as well as automatic sharing of results. It is expected that the AI will enable better cyber security for Norway's critical infrastructure." office:value-type="string">
            <text:p>The existing early warning system for digital infrastructure has been used to detect targeted cyber attacks for almost 20 years. The Norwegian National Security Authority is now developing new sensor technology that will build on and eventually replace the sensors used in the existing early warning system. A new platform will be developed to use artificial intelligence and machine learning on the data collected. The platform will enable automatic analysis of any malware detected as well as automatic sharing of results. It is expected that the AI will enable better cyber security for Norway's critical infrastructure.</text:p>
          </table:table-cell>
          <table:table-cell office:string-value="https://www.regjeringen.no/en/dokumenter/nasjonal-strategi-for-kunstig-intelligens/id2685594/?ch=7" office:value-type="string">
            <text:p>https://www.regjeringen.no/en/dokumenter/nasjonal-strategi-for-kunstig-intelligens/id2685594/?ch=7</text:p>
          </table:table-cell>
          <table:table-cell office:string-value="Norwegian National Security Authority" office:value-type="string">
            <text:p>Norwegian National Security Authority</text:p>
          </table:table-cell>
          <table:table-cell office:string-value="Security Analytics and Threat Intelligence" office:value-type="string">
            <text:p>Security Analytics and Threat Intelligence</text:p>
          </table:table-cell>
          <table:table-cell office:string-value="Internal management" office:value-type="string">
            <text:p>Internal management</text:p>
          </table:table-cell>
          <table:table-cell office:string-value="Incremental / Technical Change" office:value-type="string">
            <text:p>Incremental / Technical Change</text:p>
          </table:table-cell>
          <table:table-cell office:string-value="Performance" office:value-type="string">
            <text:p>Performance</text:p>
          </table:table-cell>
        </table:table-row>
        <table:table-row>
          <table:table-cell office:string-value="Norway" office:value-type="string">
            <text:p>Norway</text:p>
          </table:table-cell>
          <table:table-cell office:string-value="Local" office:value-type="string">
            <text:p>Local</text:p>
          </table:table-cell>
          <table:table-cell office:string-value="Economic affairs" office:value-type="string">
            <text:p>Economic affairs</text:p>
          </table:table-cell>
          <table:table-cell office:string-value="General economic, commercial and labour affair" office:value-type="string">
            <text:p>General economic, commercial and labour affair</text:p>
          </table:table-cell>
          <table:table-cell office:string-value="Insolvency Predicition" office:value-type="string">
            <text:p>Insolvency Predicition</text:p>
          </table:table-cell>
          <table:table-cell office:string-value="The TrondHeim Municipality has been working on an AI system capable of predicting which companies had a higher chance of become insolvent. This enable the organisation to detect companies at risk at take pre-emptive actions. The predictions were accurate to around 80% a year (an accuracy of 90% would have been much more preferred)." office:value-type="string">
            <text:p>The TrondHeim Municipality has been working on an AI system capable of predicting which companies had a higher chance of become insolvent. This enable the organisation to detect companies at risk at take pre-emptive actions. The predictions were accurate to around 80% a year (an accuracy of 90% would have been much more preferred).</text:p>
          </table:table-cell>
          <table:table-cell office:string-value="https://norden.diva-portal.org/smash/get/diva2:1375500/FULLTEXT01.pdf" office:value-type="string">
            <text:p>https://norden.diva-portal.org/smash/get/diva2:1375500/FULLTEXT01.pdf</text:p>
          </table:table-cell>
          <table:table-cell office:string-value="Trondheim Municipality" office:value-type="string">
            <text:p>Trondheim Municipality</text:p>
          </table:table-cell>
          <table:table-cell office:string-value="Predictive Analytics, Simulation and Data Visualisation" office:value-type="string">
            <text:p>Predictive Analytics, Simulation and Data Visualisation</text:p>
          </table:table-cell>
          <table:table-cell office:string-value="Enforcement" office:value-type="string">
            <text:p>Enforcement</text:p>
          </table:table-cell>
          <table:table-cell office:string-value="Organizational / Sustained Change" office:value-type="string">
            <text:p>Organizational / Sustained Change</text:p>
          </table:table-cell>
          <table:table-cell office:string-value="Performance" office:value-type="string">
            <text:p>Performance</text:p>
          </table:table-cell>
        </table:table-row>
        <table:table-row>
          <table:table-cell office:string-value="Poland" office:value-type="string">
            <text:p>Poland</text:p>
          </table:table-cell>
          <table:table-cell office:string-value="National" office:value-type="string">
            <text:p>National</text:p>
          </table:table-cell>
          <table:table-cell office:string-value="Economic affairs" office:value-type="string">
            <text:p>Economic affairs</text:p>
          </table:table-cell>
          <table:table-cell office:string-value="Executive and legislative organs, financial and fiscal affairs, external affairs." office:value-type="string">
            <text:p>Executive and legislative organs, financial and fiscal affairs, external affairs.</text:p>
          </table:table-cell>
          <table:table-cell office:string-value="Clearance Chamber ICT System" office:value-type="string">
            <text:p>Clearance Chamber ICT System</text:p>
          </table:table-cell>
          <table:table-cell office:string-value="This AI compiles a risk indicator based on collected financial data from financial institutions to determine whether account holders are more likely to conduct illegal activities. If the suspicious activity is detected, at the request of the tax authorities the bank will be able to freeze suspicious accounts. The system is run by the State Clearance Chamber, a key entity of the Polish payment system infrastructure, that renders complex clearing services and other bank services." office:value-type="string">
            <text:p>This AI compiles a risk indicator based on collected financial data from financial institutions to determine whether account holders are more likely to conduct illegal activities. If the suspicious activity is detected, at the request of the tax authorities the bank will be able to freeze suspicious accounts. The system is run by the State Clearance Chamber, a key entity of the Polish payment system infrastructure, that renders complex clearing services and other bank services.</text:p>
          </table:table-cell>
          <table:table-cell office:string-value="https://epf.org.pl/en/wp-content/uploads/sites/3/2019/05/alGOVrithms-State-of-Play-Report.pdf" office:value-type="string">
            <text:p>https://epf.org.pl/en/wp-content/uploads/sites/3/2019/05/alGOVrithms-State-of-Play-Report.pdf</text:p>
          </table:table-cell>
          <table:table-cell office:string-value="Krajowa Izba Rozliczeniowa S.A (State  Clearance Chamber), Krajowa Izba Rozliczeniowa S.A (State Clearance Chamber)" office:value-type="string">
            <text:p>Krajowa Izba Rozliczeniowa S.A (State <text:s text:c="1"/>Clearance Chamber), Krajowa Izba Rozliczeniowa S.A (State Clearance Chamber)</text:p>
          </table:table-cell>
          <table:table-cell office:string-value="Expert and Rule Based Systems, Algorithmic Decision Making" office:value-type="string">
            <text:p>Expert and Rule Based Systems, Algorithmic Decision Making</text:p>
          </table:table-cell>
          <table:table-cell office:string-value="Enforcement" office:value-type="string">
            <text:p>Enforcement</text:p>
          </table:table-cell>
          <table:table-cell office:string-value="Transformative / Disruptive" office:value-type="string">
            <text:p>Transformative / Disruptive</text:p>
          </table:table-cell>
          <table:table-cell office:string-value="Performance" office:value-type="string">
            <text:p>Performance</text:p>
          </table:table-cell>
        </table:table-row>
        <table:table-row>
          <table:table-cell office:string-value="Poland" office:value-type="string">
            <text:p>Poland</text:p>
          </table:table-cell>
          <table:table-cell office:string-value="National" office:value-type="string">
            <text:p>National</text:p>
          </table:table-cell>
          <table:table-cell office:string-value="Health" office:value-type="string">
            <text:p>Health</text:p>
          </table:table-cell>
          <table:table-cell office:string-value="Public health services." office:value-type="string">
            <text:p>Public health services.</text:p>
          </table:table-cell>
          <table:table-cell office:string-value="Home Quarantine app" office:value-type="string">
            <text:p>Home Quarantine app</text:p>
          </table:table-cell>
          <table:table-cell office:string-value="The Polish government has developed the free Home Quarantine app for both iPhone and Android, which allows the police to check that individuals do not break quarantine; those who do may be fined up to (at the moment this case was documented, in 2020) PLN 5,000 and also offers support to those who are quarantined. Once users activate the app by entering a phone number and a code sent via SMS, they send a reference photo. Every so often the app sends an unscheduled request for a new photo to be sent within 20 minutes. The system checks both the person (using facial recognition) and the location, essentially replicating what would otherwise be a visit from a police officer. Non-quarantined people cannot sign up, as the app is connected to a database of telephone numbers belonging to those ordered into quarantine. The app also gives access to relevant health information and a hotline. The government intends to add more functionality to the app over time." office:value-type="string">
            <text:p>The Polish government has developed the free Home Quarantine app for both iPhone and Android, which allows the police to check that individuals do not break quarantine; those who do may be fined up to (at the moment this case was documented, in 2020) PLN 5,000 and also offers support to those who are quarantined. Once users activate the app by entering a phone number and a code sent via SMS, they send a reference photo. Every so often the app sends an unscheduled request for a new photo to be sent within 20 minutes. The system checks both the person (using facial recognition) and the location, essentially replicating what would otherwise be a visit from a police officer. Non-quarantined people cannot sign up, as the app is connected to a database of telephone numbers belonging to those ordered into quarantine. The app also gives access to relevant health information and a hotline. The government intends to add more functionality to the app over time.</text:p>
          </table:table-cell>
          <table:table-cell office:string-value="https://www.gov.pl/web/cyfryzacja/aplikacja-kwarantanna-domowa--ruszyl-proces-jej-udostepniania" office:value-type="string">
            <text:p>https://www.gov.pl/web/cyfryzacja/aplikacja-kwarantanna-domowa--ruszyl-proces-jej-udostepniania</text:p>
          </table:table-cell>
          <table:table-cell/>
          <table:table-cell office:string-value="Computer Vision and Identity Recognition" office:value-type="string">
            <text:p>Computer Vision and Identity Recognition</text:p>
          </table:table-cell>
          <table:table-cell office:string-value="Enforcement" office:value-type="string">
            <text:p>Enforcement</text:p>
          </table:table-cell>
          <table:table-cell office:string-value="Organizational / Sustained Change" office:value-type="string">
            <text:p>Organizational / Sustained Change</text:p>
          </table:table-cell>
          <table:table-cell office:string-value="Performance" office:value-type="string">
            <text:p>Performance</text:p>
          </table:table-cell>
        </table:table-row>
        <table:table-row>
          <table:table-cell office:string-value="Portugal" office:value-type="string">
            <text:p>Portugal</text:p>
          </table:table-cell>
          <table:table-cell office:string-value="National" office:value-type="string">
            <text:p>National</text:p>
          </table:table-cell>
          <table:table-cell office:string-value="General public services" office:value-type="string">
            <text:p>General public services</text:p>
          </table:table-cell>
          <table:table-cell office:string-value="General economic, commercial and labour affair" office:value-type="string">
            <text:p>General economic, commercial and labour affair</text:p>
          </table:table-cell>
          <table:table-cell office:string-value="Sigma" office:value-type="string">
            <text:p>Sigma</text:p>
          </table:table-cell>
          <table:table-cell office:string-value="For Portuguese residents, it is possible to change their official address via the chatbot Sigma. The provision of services in the informative phase is through the services and entities catalog (CES - Entities and Services Catalogue). " office:value-type="string">
            <text:p>For Portuguese residents, it is possible to change their official address via the chatbot Sigma. The provision of services in the informative phase is through the services and entities catalog (CES - Entities and Services Catalogue). </text:p>
          </table:table-cell>
          <table:table-cell office:string-value="https://joinup.ec.europa.eu/sites/default/files/news/2019-09/ISA2_Architecture%20for%20public%20service%20chatbots.pdf" office:value-type="string">
            <text:p>https://joinup.ec.europa.eu/sites/default/files/news/2019-09/ISA2_Architecture%20for%20public%20service%20chatbots.pdf</text:p>
          </table:table-cell>
          <table:table-cell office:string-value="Agency for  Administrative  Modernisation, Agency for Administrative Modernisation" office:value-type="string">
            <text:p>Agency for <text:s text:c="1"/>Administrative <text:s text:c="1"/>Modernisation, Agency for Administrative Modernisation</text:p>
          </table:table-cell>
          <table:table-cell office:string-value="Chatbots, Intelligent Digital Assistants, Virtual Agents and Recommendation Systems" office:value-type="string">
            <text:p>Chatbots, Intelligent Digital Assistants, Virtual Agents and Recommendation Systems</text:p>
          </table:table-cell>
          <table:table-cell office:string-value="Public Services and engagement" office:value-type="string">
            <text:p>Public Services and engagement</text:p>
          </table:table-cell>
          <table:table-cell office:string-value="Incremental / Technical Change" office:value-type="string">
            <text:p>Incremental / Technical Change</text:p>
          </table:table-cell>
          <table:table-cell office:string-value="Performance" office:value-type="string">
            <text:p>Performance</text:p>
          </table:table-cell>
        </table:table-row>
        <table:table-row>
          <table:table-cell office:string-value="Portugal" office:value-type="string">
            <text:p>Portugal</text:p>
          </table:table-cell>
          <table:table-cell office:string-value="National" office:value-type="string">
            <text:p>National</text:p>
          </table:table-cell>
          <table:table-cell office:string-value="Health" office:value-type="string">
            <text:p>Health</text:p>
          </table:table-cell>
          <table:table-cell office:string-value="Health n.e.c." office:value-type="string">
            <text:p>Health n.e.c.</text:p>
          </table:table-cell>
          <table:table-cell office:string-value="Verification of medical prescriptions" office:value-type="string">
            <text:p>Verification of medical prescriptions</text:p>
          </table:table-cell>
          <table:table-cell office:string-value="In Portugal, the Control and Monitoring Center from the Portuguese Public National Health Service (CCM-SNS), uses data from several databases, in order to detect and fight prescription fraud. It follows a paperless prescription program and the electronic medical prescriptions system which were both implemented in 2016 and made mandatory for the public sector. During the first seven years, the central unit detected irregularities amounting to hundreds of millions of euros, and was instrumental in starting many prosecution for fraud in the health system. According to the Ministry of Health, in the first semester of 2017, the Invoice Control Center processed 356.2 million Euros' worth of prescriptions and flagged 21.1 millions euros to the State prosecutor." office:value-type="string">
            <text:p>In Portugal, the Control and Monitoring Center from the Portuguese Public National Health Service (CCM-SNS), uses data from several databases, in order to detect and fight prescription fraud. It follows a paperless prescription program and the electronic medical prescriptions system which were both implemented in 2016 and made mandatory for the public sector. During the first seven years, the central unit detected irregularities amounting to hundreds of millions of euros, and was instrumental in starting many prosecution for fraud in the health system. According to the Ministry of Health, in the first semester of 2017, the Invoice Control Center processed 356.2 million Euros' worth of prescriptions and flagged 21.1 millions euros to the State prosecutor.</text:p>
          </table:table-cell>
          <table:table-cell office:string-value="https://algorithmwatch.org/en/story/portugal-automated-verification-prescriptions-medical-fraud/" office:value-type="string">
            <text:p>https://algorithmwatch.org/en/story/portugal-automated-verification-prescriptions-medical-fraud/</text:p>
          </table:table-cell>
          <table:table-cell office:string-value="Portuguese Public National Health Service (Centro de Controlo e Monitorização do Sistema Nacional de Saúde)" office:value-type="string">
            <text:p>Portuguese Public National Health Service (Centro de Controlo e Monitorização do Sistema Nacional de Saúde)</text:p>
          </table:table-cell>
          <table:table-cell office:string-value="Machine Learning, Deep Learning" office:value-type="string">
            <text:p>Machine Learning, Deep Learning</text:p>
          </table:table-cell>
          <table:table-cell office:string-value="Enforcement" office:value-type="string">
            <text:p>Enforcement</text:p>
          </table:table-cell>
          <table:table-cell office:string-value="Transformative / Disruptive" office:value-type="string">
            <text:p>Transformative / Disruptive</text:p>
          </table:table-cell>
          <table:table-cell office:string-value="Performance" office:value-type="string">
            <text:p>Performance</text:p>
          </table:table-cell>
        </table:table-row>
        <table:table-row>
          <table:table-cell office:string-value="Romania" office:value-type="string">
            <text:p>Romania</text:p>
          </table:table-cell>
          <table:table-cell office:string-value="Local" office:value-type="string">
            <text:p>Local</text:p>
          </table:table-cell>
          <table:table-cell office:string-value="Public order and safety" office:value-type="string">
            <text:p>Public order and safety</text:p>
          </table:table-cell>
          <table:table-cell office:string-value="Public order and safety n.e.c." office:value-type="string">
            <text:p>Public order and safety n.e.c.</text:p>
          </table:table-cell>
          <table:table-cell office:string-value="Face recognition Bucharest Airport" office:value-type="string">
            <text:p>Face recognition Bucharest Airport</text:p>
          </table:table-cell>
          <table:table-cell office:string-value="A facial recognition system will be implemented in Bucharest Airport. The AI will be capable of both identifying wanted persons, terrorism subjects or others on the list of intelligence services as well as a solution which detects suspicious behaviour." office:value-type="string">
            <text:p>A facial recognition system will be implemented in Bucharest Airport. The AI will be capable of both identifying wanted persons, terrorism subjects or others on the list of intelligence services as well as a solution which detects suspicious behaviour.</text:p>
          </table:table-cell>
          <table:table-cell office:string-value="https://www.uti.eu.com/press-releases/uti-will-implement-face-recognition-and-intelligent-image-analysis-systems-with-otopeni-airport/" office:value-type="string">
            <text:p>https://www.uti.eu.com/press-releases/uti-will-implement-face-recognition-and-intelligent-image-analysis-systems-with-otopeni-airport/</text:p>
          </table:table-cell>
          <table:table-cell office:string-value="Bucharest Airport" office:value-type="string">
            <text:p>Bucharest Airport</text:p>
          </table:table-cell>
          <table:table-cell office:string-value="Computer Vision and Identity Recognition" office:value-type="string">
            <text:p>Computer Vision and Identity Recognition</text:p>
          </table:table-cell>
          <table:table-cell office:string-value="Enforcement" office:value-type="string">
            <text:p>Enforcement</text:p>
          </table:table-cell>
          <table:table-cell office:string-value="Organizational / Sustained Change" office:value-type="string">
            <text:p>Organizational / Sustained Change</text:p>
          </table:table-cell>
          <table:table-cell office:string-value="Performance" office:value-type="string">
            <text:p>Performance</text:p>
          </table:table-cell>
        </table:table-row>
        <table:table-row>
          <table:table-cell office:string-value="Romania" office:value-type="string">
            <text:p>Romania</text:p>
          </table:table-cell>
          <table:table-cell office:string-value="Local" office:value-type="string">
            <text:p>Local</text:p>
          </table:table-cell>
          <table:table-cell office:string-value="General public services" office:value-type="string">
            <text:p>General public services</text:p>
          </table:table-cell>
          <table:table-cell office:string-value="Executive and legislative organs, financial and fiscal affairs, external affairs." office:value-type="string">
            <text:p>Executive and legislative organs, financial and fiscal affairs, external affairs.</text:p>
          </table:table-cell>
          <table:table-cell office:string-value="Antonia" office:value-type="string">
            <text:p>Antonia</text:p>
          </table:table-cell>
          <table:table-cell office:string-value="The City Hall of Cluj has an AI system called Antonia, which handles the automatic processing of 64 types of forms for requesting public services. The also has a chatbot component so she can answer questions about how to fill the forms. In the second development stage of the AI-based technology, Antonia will become a hologram, this being the surprise-element for the next stage. This depends on how fast we will work out the technical aspects, so there is &quot;no time estimation for the complete implementation&quot; according o the local officials in Cluj-Napoca. The project is estimated to be completed within 30 months' period. Antonia has been launched in April 2018 and functions around the clock." office:value-type="string">
            <text:p>The City Hall of Cluj has an AI system called Antonia, which handles the automatic processing of 64 types of forms for requesting public services. The also has a chatbot component so she can answer questions about how to fill the forms. In the second development stage of the AI-based technology, Antonia will become a hologram, this being the surprise-element for the next stage. This depends on how fast we will work out the technical aspects, so there is "no time estimation for the complete implementation" according o the local officials in Cluj-Napoca. The project is estimated to be completed within 30 months' period. Antonia has been launched in April 2018 and functions around the clock.</text:p>
          </table:table-cell>
          <table:table-cell office:string-value="https://www.romaniajournal.ro/society-people/antonia-the-first-virtual-public-servant-in-romania/" office:value-type="string">
            <text:p>https://www.romaniajournal.ro/society-people/antonia-the-first-virtual-public-servant-in-romania/</text:p>
          </table:table-cell>
          <table:table-cell office:string-value="Municipality of Cluj-Napoca" office:value-type="string">
            <text:p>Municipality of Cluj-Napoca</text:p>
          </table:table-cell>
          <table:table-cell office:string-value="Chatbots, Intelligent Digital Assistants, Virtual Agents and Recommendation Systems" office:value-type="string">
            <text:p>Chatbots, Intelligent Digital Assistants, Virtual Agents and Recommendation Systems</text:p>
          </table:table-cell>
          <table:table-cell office:string-value="Public Services and engagement" office:value-type="string">
            <text:p>Public Services and engagement</text:p>
          </table:table-cell>
          <table:table-cell office:string-value="Transformative / Disruptive" office:value-type="string">
            <text:p>Transformative / Disruptive</text:p>
          </table:table-cell>
          <table:table-cell office:string-value="Inclusion" office:value-type="string">
            <text:p>Inclusion</text:p>
          </table:table-cell>
        </table:table-row>
        <table:table-row>
          <table:table-cell office:string-value="Slovakia" office:value-type="string">
            <text:p>Slovakia</text:p>
          </table:table-cell>
          <table:table-cell office:string-value="National" office:value-type="string">
            <text:p>National</text:p>
          </table:table-cell>
          <table:table-cell office:string-value="General public services" office:value-type="string">
            <text:p>General public services</text:p>
          </table:table-cell>
          <table:table-cell office:string-value="Executive and legislative organs, financial and fiscal affairs, external affairs." office:value-type="string">
            <text:p>Executive and legislative organs, financial and fiscal affairs, external affairs.</text:p>
          </table:table-cell>
          <table:table-cell office:string-value="Chatbot Taxana" office:value-type="string">
            <text:p>Chatbot Taxana</text:p>
          </table:table-cell>
          <table:table-cell office:string-value="The Slovakian Financial Administration is the first state institution to launch an automated Chatbot to communicate with its clients, available 24/7. This Chatbot was named Taxana, chosen by the employees of the financial administration combining the English word tax and the Slovak word toy. The system has been put in place as it is argued that the state financial management must continue to digitize and electronic processes to make the processes easier for taxpayers. The introduction of automated chat in communication with their clients will also assist the call center staff, who save time and can thus deal with more complex issues of taxpayers. " office:value-type="string">
            <text:p>The Slovakian Financial Administration is the first state institution to launch an automated Chatbot to communicate with its clients, available 24/7. This Chatbot was named Taxana, chosen by the employees of the financial administration combining the English word tax and the Slovak word toy. The system has been put in place as it is argued that the state financial management must continue to digitize and electronic processes to make the processes easier for taxpayers. The introduction of automated chat in communication with their clients will also assist the call center staff, who save time and can thus deal with more complex issues of taxpayers. </text:p>
          </table:table-cell>
          <table:table-cell office:string-value="https://www.youtube.com/watch?v=UQ_XRlIFtrQ &amp; https://www.podnikajte.sk/dane/taxana-chatbot" office:value-type="string">
            <text:p>https://www.youtube.com/watch?v=UQ_XRlIFtrQ &amp; https://www.podnikajte.sk/dane/taxana-chatbot</text:p>
          </table:table-cell>
          <table:table-cell office:string-value="Financial Administration" office:value-type="string">
            <text:p>Financial Administration</text:p>
          </table:table-cell>
          <table:table-cell office:string-value="Chatbots, Intelligent Digital Assistants, Virtual Agents and Recommendation Systems" office:value-type="string">
            <text:p>Chatbots, Intelligent Digital Assistants, Virtual Agents and Recommendation Systems</text:p>
          </table:table-cell>
          <table:table-cell office:string-value="Public Services and engagement" office:value-type="string">
            <text:p>Public Services and engagement</text:p>
          </table:table-cell>
          <table:table-cell office:string-value="Incremental / Technical Change" office:value-type="string">
            <text:p>Incremental / Technical Change</text:p>
          </table:table-cell>
          <table:table-cell office:string-value="Inclusion" office:value-type="string">
            <text:p>Inclusion</text:p>
          </table:table-cell>
        </table:table-row>
        <table:table-row>
          <table:table-cell office:string-value="Slovenia" office:value-type="string">
            <text:p>Slovenia</text:p>
          </table:table-cell>
          <table:table-cell office:string-value="National" office:value-type="string">
            <text:p>National</text:p>
          </table:table-cell>
          <table:table-cell office:string-value="General public services" office:value-type="string">
            <text:p>General public services</text:p>
          </table:table-cell>
          <table:table-cell office:string-value="Executive and legislative organs, financial and fiscal affairs, external affairs." office:value-type="string">
            <text:p>Executive and legislative organs, financial and fiscal affairs, external affairs.</text:p>
          </table:table-cell>
          <table:table-cell office:string-value="Semantic analyser" office:value-type="string">
            <text:p>Semantic analyser</text:p>
          </table:table-cell>
          <table:table-cell office:string-value="Finding relations among text documents (in slovenian language) based on relations among terms used. In development. There is a working prototype. A search engine to find documents with similar content, support to data dictionaries. In development." office:value-type="string">
            <text:p>Finding relations among text documents (in slovenian language) based on relations among terms used. In development. There is a working prototype. A search engine to find documents with similar content, support to data dictionaries. In development.</text:p>
          </table:table-cell>
          <table:table-cell office:string-value="https://nio.gov.si/nio/asset/semanticni+analizator+besedil" office:value-type="string">
            <text:p>https://nio.gov.si/nio/asset/semanticni+analizator+besedil</text:p>
          </table:table-cell>
          <table:table-cell office:string-value="Ministry of Public Administration" office:value-type="string">
            <text:p>Ministry of Public Administration</text:p>
          </table:table-cell>
          <table:table-cell office:string-value="Natural Language Processing, Text Mining and Speech Analytics" office:value-type="string">
            <text:p>Natural Language Processing, Text Mining and Speech Analytics</text:p>
          </table:table-cell>
          <table:table-cell office:string-value="Regulatory research, analysis and monitoring" office:value-type="string">
            <text:p>Regulatory research, analysis and monitoring</text:p>
          </table:table-cell>
          <table:table-cell office:string-value="Incremental / Technical Change" office:value-type="string">
            <text:p>Incremental / Technical Change</text:p>
          </table:table-cell>
          <table:table-cell office:string-value="Performance" office:value-type="string">
            <text:p>Performance</text:p>
          </table:table-cell>
        </table:table-row>
        <table:table-row>
          <table:table-cell office:string-value="Spain" office:value-type="string">
            <text:p>Spain</text:p>
          </table:table-cell>
          <table:table-cell office:string-value="National" office:value-type="string">
            <text:p>National</text:p>
          </table:table-cell>
          <table:table-cell office:string-value="General public services" office:value-type="string">
            <text:p>General public services</text:p>
          </table:table-cell>
          <table:table-cell office:string-value="General services." office:value-type="string">
            <text:p>General services.</text:p>
          </table:table-cell>
          <table:table-cell office:string-value="060 Service" office:value-type="string">
            <text:p>060 Service</text:p>
          </table:table-cell>
          <table:table-cell office:string-value="This is a service using Natural Language Processing (NLP) to answer frequently asked questions from citizens and to translate formal public administration terms into more informal terms for citizens. The 060 line is introduced in 2006 as being a central contact point for Spanish citizens with questions about state services, with a certain objective, being the center point of attention for the Spanish citizens, in order to provide information regarding the Central Administration Services and to connect the different public services through one short number: 060." office:value-type="string">
            <text:p>This is a service using Natural Language Processing (NLP) to answer frequently asked questions from citizens and to translate formal public administration terms into more informal terms for citizens. The 060 line is introduced in 2006 as being a central contact point for Spanish citizens with questions about state services, with a certain objective, being the center point of attention for the Spanish citizens, in order to provide information regarding the Central Administration Services and to connect the different public services through one short number: 060.</text:p>
          </table:table-cell>
          <table:table-cell office:string-value="https://joinup.ec.europa.eu/sites/default/files/inline-files/08-2%20Salvador_Estevan_Martinez%20and%20Doaa_Samy_0.pdf" office:value-type="string">
            <text:p>https://joinup.ec.europa.eu/sites/default/files/inline-files/08-2%20Salvador_Estevan_Martinez%20and%20Doaa_Samy_0.pdf</text:p>
          </table:table-cell>
          <table:table-cell office:string-value="General Secretariat for Digital Administration" office:value-type="string">
            <text:p>General Secretariat for Digital Administration</text:p>
          </table:table-cell>
          <table:table-cell office:string-value="Natural Language Processing, Text Mining and Speech Analytics" office:value-type="string">
            <text:p>Natural Language Processing, Text Mining and Speech Analytics</text:p>
          </table:table-cell>
          <table:table-cell office:string-value="Public Services and engagement" office:value-type="string">
            <text:p>Public Services and engagement</text:p>
          </table:table-cell>
          <table:table-cell office:string-value="Transformative / Disruptive" office:value-type="string">
            <text:p>Transformative / Disruptive</text:p>
          </table:table-cell>
          <table:table-cell office:string-value="Inclusion" office:value-type="string">
            <text:p>Inclusion</text:p>
          </table:table-cell>
        </table:table-row>
        <table:table-row>
          <table:table-cell office:string-value="Spain" office:value-type="string">
            <text:p>Spain</text:p>
          </table:table-cell>
          <table:table-cell office:string-value="Local" office:value-type="string">
            <text:p>Local</text:p>
          </table:table-cell>
          <table:table-cell office:string-value="Recreation - culture and religion" office:value-type="string">
            <text:p>Recreation - culture and religion</text:p>
          </table:table-cell>
          <table:table-cell office:string-value="Recreational and sporting services." office:value-type="string">
            <text:p>Recreational and sporting services.</text:p>
          </table:table-cell>
          <table:table-cell office:string-value="AI for measuring beach attendance" office:value-type="string">
            <text:p>AI for measuring beach attendance</text:p>
          </table:table-cell>
          <table:table-cell office:string-value="The Fuengirola Town Hall representatives aim to use artificial intelligence (AI) in order to control the capacity of beaches and other public spaces. The AI tool is developed by a local company. It allows for real-time information regarding the levels of attendance at beaches to be analysed in order to avoid crowds and minimise the risk of possible Covid-19 infections. This software works by using artificial intelligence sensors that are installed in streetlights. Then, virtual grids are created in which there is a maximum capacity for occupants.  The 3D volume of people entering and leaving these spaces is measured, as well as the amount of people entering the measurement grids. The results of the calculations are carried out in real time in order to warn citizens about means of occupancy (percentages and colours are used as visual warnings)." office:value-type="string">
            <text:p>The Fuengirola Town Hall representatives aim to use artificial intelligence (AI) in order to control the capacity of beaches and other public spaces. The AI tool is developed by a local company. It allows for real-time information regarding the levels of attendance at beaches to be analysed in order to avoid crowds and minimise the risk of possible Covid-19 infections. This software works by using artificial intelligence sensors that are installed in streetlights. Then, virtual grids are created in which there is a maximum capacity for occupants. <text:s text:c="1"/>The 3D volume of people entering and leaving these spaces is measured, as well as the amount of people entering the measurement grids. The results of the calculations are carried out in real time in order to warn citizens about means of occupancy (percentages and colours are used as visual warnings).</text:p>
          </table:table-cell>
          <table:table-cell office:string-value="https://www.euroweeklynews.com/2020/05/04/costa-del-sols-fuengirola-will-use-artificial-intelligence-to-control-capacity-at-beaches-and-public-spaces/" office:value-type="string">
            <text:p>https://www.euroweeklynews.com/2020/05/04/costa-del-sols-fuengirola-will-use-artificial-intelligence-to-control-capacity-at-beaches-and-public-spaces/</text:p>
          </table:table-cell>
          <table:table-cell office:string-value="Municipality of Fuengirola" office:value-type="string">
            <text:p>Municipality of Fuengirola</text:p>
          </table:table-cell>
          <table:table-cell office:string-value="Computer Vision and Identity Recognition" office:value-type="string">
            <text:p>Computer Vision and Identity Recognition</text:p>
          </table:table-cell>
          <table:table-cell office:string-value="Enforcement" office:value-type="string">
            <text:p>Enforcement</text:p>
          </table:table-cell>
          <table:table-cell office:string-value="Incremental / Technical Change" office:value-type="string">
            <text:p>Incremental / Technical Change</text:p>
          </table:table-cell>
          <table:table-cell office:string-value="Performance" office:value-type="string">
            <text:p>Performance</text:p>
          </table:table-cell>
        </table:table-row>
        <table:table-row>
          <table:table-cell office:string-value="Spain" office:value-type="string">
            <text:p>Spain</text:p>
          </table:table-cell>
          <table:table-cell office:string-value="National" office:value-type="string">
            <text:p>National</text:p>
          </table:table-cell>
          <table:table-cell office:string-value="Public order and safety" office:value-type="string">
            <text:p>Public order and safety</text:p>
          </table:table-cell>
          <table:table-cell office:string-value="Police Services" office:value-type="string">
            <text:p>Police Services</text:p>
          </table:table-cell>
          <table:table-cell office:string-value="VeriPol" office:value-type="string">
            <text:p>VeriPol</text:p>
          </table:table-cell>
          <table:table-cell office:string-value="The filing of fake police reports is quite common in Spain, especially for low level crimes. This practice is regarded as quite troublesome, as it can bring significant consequences for individuals, wasting valuable police resources and is often used in combination with other fraudulent behaviour. Recently, the Spanish national police have adopted the VeriPol, an AI system in order to detect false police reports. The system was designed to be integrated into the existing Spanish National Police information system called SIDENPOL, allowing for easier use and integration into existing work practices. Its development was the result of a collaborative project between the University of Cardiff, the Charles III University of Madrid and the Spanish National Police. The database of police reports was made available for the researchers of the universities in order to train the AI system on. For this, 1122 reports were used, including 534 true and 588 false reports. VeriPol exploits a combination of Natural Language Processing and machine learning classification algorithms, capable of estimating the probability of false police reports with significant accuracy. In addition to that, the system also enables insights into the differences between false and true police reports. For example, pilot studies found that false police reports are more likely to include shorter statements, focused on the objects which were stolen and lacking details. Following the development, the system was tested in pilot situations in both the police department of Malaga and Murcia. These pilots have been regarded as successful because an increase in the number of false reports was detected. Furthermore, an anonymous survey among the staff showed that the VeriPol system was useful, easy to use but should include more functionalities to detect other forms of crime. Now the system has been rolled out for use by all the departments of the Spanish National Police. The expected impact of the use of the system is to both detect false reports early, leaving more police resources available to focus on other tasks and reports, while at the same time deterring people from filing fake statements in the first place. An additional benefit of the system is to gain more insights into how people lie to police officers as well as to gain more knowledge in detecting true and false police reports. " office:value-type="string">
            <text:p>The filing of fake police reports is quite common in Spain, especially for low level crimes. This practice is regarded as quite troublesome, as it can bring significant consequences for individuals, wasting valuable police resources and is often used in combination with other fraudulent behaviour. Recently, the Spanish national police have adopted the VeriPol, an AI system in order to detect false police reports. The system was designed to be integrated into the existing Spanish National Police information system called SIDENPOL, allowing for easier use and integration into existing work practices. Its development was the result of a collaborative project between the University of Cardiff, the Charles III University of Madrid and the Spanish National Police. The database of police reports was made available for the researchers of the universities in order to train the AI system on. For this, 1122 reports were used, including 534 true and 588 false reports. VeriPol exploits a combination of Natural Language Processing and machine learning classification algorithms, capable of estimating the probability of false police reports with significant accuracy. In addition to that, the system also enables insights into the differences between false and true police reports. For example, pilot studies found that false police reports are more likely to include shorter statements, focused on the objects which were stolen and lacking details. Following the development, the system was tested in pilot situations in both the police department of Malaga and Murcia. These pilots have been regarded as successful because an increase in the number of false reports was detected. Furthermore, an anonymous survey among the staff showed that the VeriPol system was useful, easy to use but should include more functionalities to detect other forms of crime. Now the system has been rolled out for use by all the departments of the Spanish National Police. The expected impact of the use of the system is to both detect false reports early, leaving more police resources available to focus on other tasks and reports, while at the same time deterring people from filing fake statements in the first place. An additional benefit of the system is to gain more insights into how people lie to police officers as well as to gain more knowledge in detecting true and false police reports. </text:p>
          </table:table-cell>
          <table:table-cell office:string-value="https://www.sciencedirect.com/science/article/abs/pii/S095070511830128X" office:value-type="string">
            <text:p>https://www.sciencedirect.com/science/article/abs/pii/S095070511830128X</text:p>
          </table:table-cell>
          <table:table-cell office:string-value="Spanish Police" office:value-type="string">
            <text:p>Spanish Police</text:p>
          </table:table-cell>
          <table:table-cell office:string-value="Natural Language Processing, Text Mining and Speech Analytics" office:value-type="string">
            <text:p>Natural Language Processing, Text Mining and Speech Analytics</text:p>
          </table:table-cell>
          <table:table-cell office:string-value="Enforcement" office:value-type="string">
            <text:p>Enforcement</text:p>
          </table:table-cell>
          <table:table-cell office:string-value="Transformative / Disruptive" office:value-type="string">
            <text:p>Transformative / Disruptive</text:p>
          </table:table-cell>
          <table:table-cell office:string-value="Performance" office:value-type="string">
            <text:p>Performance</text:p>
          </table:table-cell>
        </table:table-row>
        <table:table-row>
          <table:table-cell office:string-value="Sweden" office:value-type="string">
            <text:p>Sweden</text:p>
          </table:table-cell>
          <table:table-cell office:string-value="Local" office:value-type="string">
            <text:p>Local</text:p>
          </table:table-cell>
          <table:table-cell office:string-value="Health" office:value-type="string">
            <text:p>Health</text:p>
          </table:table-cell>
          <table:table-cell office:string-value="Social exclusion n.e.c." office:value-type="string">
            <text:p>Social exclusion n.e.c.</text:p>
          </table:table-cell>
          <table:table-cell office:string-value="Automated social welfare decisions in Trelleborg" office:value-type="string">
            <text:p>Automated social welfare decisions in Trelleborg</text:p>
          </table:table-cell>
          <table:table-cell office:string-value="In the municipality of Trelleborg, AI technologies are used to automate various social assistance decisions since 2016. It was the first municipality to use Robotic Process Automation (RPA) to handle various applications on social assistance. At the moment, the automated decision making system is able to process applications for homecare, sickness benefits, unemployment benefits and taxes and has been regarded as a successful example for others to follow. Various other Swedish municipalities are exploring how to implement the Trelleborg model to gain access to the same kinds of benefits. Previously, employees had to manually assess the applications which took considerable amounts of time and costs. With more than 300 applications on social benefits in the municipality every month, citizens sometimes had to wait an average of 8 days on the decision on their welfare-payments, which sometimes leading up to 20 days. As a result of this waiting time, citizens would frequently contact the department about their applications, further increasing the workload of the staff. The decision to use AI to improve the welfare payment process was thought limit the waiting time and consequently various worries of payment delivery by citizens.  Any rejected applications are still handled by people themselves. The automation of the welfare services was not possible if there was not already an online process for people to submit their welfare applications to. In 2015, Trelleborg was the first Swedish municipality to digitalize their administration on social benefits. Already 75% of the citizens used the online platform to access welfare payments which enabled significant data and information to automate this process with RPA technology. Without the data coming from the self-service portal, it would not have been possible to automate these processes. Valcon, a consultancy, helped to develop and implement the RPA platform. As a result of the automation process, the waiting time for citizens on their welfare applications has been significantly reduced. It has been mentioned that many case handling times for people in economically vulnerable situations has been reduced from 10 days to 1 day, with all financial assistance decisions done within 24 hours. In addition, two employees in the Trelleborg administration could be allocated to spend more time on other, value adding tasks such as handling more complex cases.   " office:value-type="string">
            <text:p>In the municipality of Trelleborg, AI technologies are used to automate various social assistance decisions since 2016. It was the first municipality to use Robotic Process Automation (RPA) to handle various applications on social assistance. At the moment, the automated decision making system is able to process applications for homecare, sickness benefits, unemployment benefits and taxes and has been regarded as a successful example for others to follow. Various other Swedish municipalities are exploring how to implement the Trelleborg model to gain access to the same kinds of benefits. Previously, employees had to manually assess the applications which took considerable amounts of time and costs. With more than 300 applications on social benefits in the municipality every month, citizens sometimes had to wait an average of 8 days on the decision on their welfare-payments, which sometimes leading up to 20 days. As a result of this waiting time, citizens would frequently contact the department about their applications, further increasing the workload of the staff. The decision to use AI to improve the welfare payment process was thought limit the waiting time and consequently various worries of payment delivery by citizens. <text:s text:c="1"/>Any rejected applications are still handled by people themselves. The automation of the welfare services was not possible if there was not already an online process for people to submit their welfare applications to. In 2015, Trelleborg was the first Swedish municipality to digitalize their administration on social benefits. Already 75% of the citizens used the online platform to access welfare payments which enabled significant data and information to automate this process with RPA technology. Without the data coming from the self-service portal, it would not have been possible to automate these processes. Valcon, a consultancy, helped to develop and implement the RPA platform. As a result of the automation process, the waiting time for citizens on their welfare applications has been significantly reduced. It has been mentioned that many case handling times for people in economically vulnerable situations has been reduced from 10 days to 1 day, with all financial assistance decisions done within 24 hours. In addition, two employees in the Trelleborg administration could be allocated to spend more time on other, value adding tasks such as handling more complex cases. <text:s text:c="2"/></text:p>
          </table:table-cell>
          <table:table-cell office:string-value="https://valcon.com/insights/trelleborg-robotics-solution/" office:value-type="string">
            <text:p>https://valcon.com/insights/trelleborg-robotics-solution/</text:p>
          </table:table-cell>
          <table:table-cell office:string-value="Municipality of Trelleborg" office:value-type="string">
            <text:p>Municipality of Trelleborg</text:p>
          </table:table-cell>
          <table:table-cell office:string-value="Cognitive Robotics and Process Automation, Connected and Automated Vehicles" office:value-type="string">
            <text:p>Cognitive Robotics and Process Automation, Connected and Automated Vehicles</text:p>
          </table:table-cell>
          <table:table-cell office:string-value="Adjudication" office:value-type="string">
            <text:p>Adjudication</text:p>
          </table:table-cell>
          <table:table-cell office:string-value="Organizational / Sustained Change" office:value-type="string">
            <text:p>Organizational / Sustained Change</text:p>
          </table:table-cell>
          <table:table-cell office:string-value="Inclusion" office:value-type="string">
            <text:p>Inclusion</text:p>
          </table:table-cell>
        </table:table-row>
        <table:table-row>
          <table:table-cell office:string-value="Sweden" office:value-type="string">
            <text:p>Sweden</text:p>
          </table:table-cell>
          <table:table-cell office:string-value="Local" office:value-type="string">
            <text:p>Local</text:p>
          </table:table-cell>
          <table:table-cell office:string-value="General public services" office:value-type="string">
            <text:p>General public services</text:p>
          </table:table-cell>
          <table:table-cell office:string-value="General public services n.e.c." office:value-type="string">
            <text:p>General public services n.e.c.</text:p>
          </table:table-cell>
          <table:table-cell office:string-value="Tengai" office:value-type="string">
            <text:p>Tengai</text:p>
          </table:table-cell>
          <table:table-cell office:string-value="The Swedish municipality of Upplands-Bro has started experimenting with the robot Tengai in their recruitment processes since June 2019. Tengai is one of the first interviewer robots developed with the aim to make the recruitment process less biased than traditional interview practices would do. The robot is adopted by the recruitment and staffing agency of the municipality, which has already made their recruitment processes less biased. For the last 10 years already, the agency has not used resumes in their recruitment process and growingly taken an interest in data-driven recruitment tools. Consequently, having a physical robot was regarded as the next step in preventing biases in hiring decisions. The idea behind the use of the robot was to avoid that a human person was present at the beginning of the recruitment process in order to neutralise any psycho-social prejudices. The Tengai robot is the result of a collaboration between the municipality staff and the AI consultancy Furhat Robotics. After the Tengai robot was released, within a week, it was decided to adopt its services permanently. For the company this was also a first time, the municipal recruitment and staffing agency being their first public sector client. The Tengai robot is seen to complement the recruitment process nicely, having been designed not to perceive the age, gender, clothing, background or other looks of interviewed persons. The municipality is using Tengai to first identify candidates with the highest general performance score, in order to make a shortlist for future selections. Here, Tengai works in collaboration with existing staff, as the recruiters analyse competency checks and schedule an interview appointment with Tengai. The robot then conducts the interviews to assess the candidates by analysing their behaviours, problem-solving capacities and other skills. If needed, the robot is able to ask follow-up questions. The interviews are then analysed, combined with the competency scores. Tengai then makes a first selection of promising candidates. The recruiters of the municipality will conduct the final interview with candidates to assess their motivation. The first results following the adoption of the Tengai robot have been regarded as successful and brought significant media attention to the municipality due to the innovative approach to recruitment. According to one of the directors of the municipality, the Tengai robot has made the selection and hiring processes faster, cheaper and more unbiased, freeing up crucial resources to be spent on other tasks.  " office:value-type="string">
            <text:p>The Swedish municipality of Upplands-Bro has started experimenting with the robot Tengai in their recruitment processes since June 2019. Tengai is one of the first interviewer robots developed with the aim to make the recruitment process less biased than traditional interview practices would do. The robot is adopted by the recruitment and staffing agency of the municipality, which has already made their recruitment processes less biased. For the last 10 years already, the agency has not used resumes in their recruitment process and growingly taken an interest in data-driven recruitment tools. Consequently, having a physical robot was regarded as the next step in preventing biases in hiring decisions. The idea behind the use of the robot was to avoid that a human person was present at the beginning of the recruitment process in order to neutralise any psycho-social prejudices. The Tengai robot is the result of a collaboration between the municipality staff and the AI consultancy Furhat Robotics. After the Tengai robot was released, within a week, it was decided to adopt its services permanently. For the company this was also a first time, the municipal recruitment and staffing agency being their first public sector client. The Tengai robot is seen to complement the recruitment process nicely, having been designed not to perceive the age, gender, clothing, background or other looks of interviewed persons. The municipality is using Tengai to first identify candidates with the highest general performance score, in order to make a shortlist for future selections. Here, Tengai works in collaboration with existing staff, as the recruiters analyse competency checks and schedule an interview appointment with Tengai. The robot then conducts the interviews to assess the candidates by analysing their behaviours, problem-solving capacities and other skills. If needed, the robot is able to ask follow-up questions. The interviews are then analysed, combined with the competency scores. Tengai then makes a first selection of promising candidates. The recruiters of the municipality will conduct the final interview with candidates to assess their motivation. The first results following the adoption of the Tengai robot have been regarded as successful and brought significant media attention to the municipality due to the innovative approach to recruitment. According to one of the directors of the municipality, the Tengai robot has made the selection and hiring processes faster, cheaper and more unbiased, freeing up crucial resources to be spent on other tasks. <text:s text:c="1"/></text:p>
          </table:table-cell>
          <table:table-cell office:string-value="https://www.upplands-bro.se/kommun--politik/om-kommunen/information-om-coronaviruset/nyheter-corona/2020-05-05-kommunen-tar-nasta-steg-i-fordomsfri-rekrytering-med-intervjuroboten-tengai.html" office:value-type="string">
            <text:p>https://www.upplands-bro.se/kommun--politik/om-kommunen/information-om-coronaviruset/nyheter-corona/2020-05-05-kommunen-tar-nasta-steg-i-fordomsfri-rekrytering-med-intervjuroboten-tengai.html</text:p>
          </table:table-cell>
          <table:table-cell office:string-value="Municipality of Upplands-Bro" office:value-type="string">
            <text:p>Municipality of Upplands-Bro</text:p>
          </table:table-cell>
          <table:table-cell office:string-value="Chatbots, Intelligent Digital Assistants, Virtual Agents and Recommendation Systems" office:value-type="string">
            <text:p>Chatbots, Intelligent Digital Assistants, Virtual Agents and Recommendation Systems</text:p>
          </table:table-cell>
          <table:table-cell office:string-value="Internal management" office:value-type="string">
            <text:p>Internal management</text:p>
          </table:table-cell>
          <table:table-cell office:string-value="Transformative / Disruptive" office:value-type="string">
            <text:p>Transformative / Disruptive</text:p>
          </table:table-cell>
          <table:table-cell office:string-value="Performance" office:value-type="string">
            <text:p>Performance</text:p>
          </table:table-cell>
        </table:table-row>
        <table:table-row>
          <table:table-cell office:string-value="Switzerland" office:value-type="string">
            <text:p>Switzerland</text:p>
          </table:table-cell>
          <table:table-cell office:string-value="National" office:value-type="string">
            <text:p>National</text:p>
          </table:table-cell>
          <table:table-cell office:string-value="Economic affairs" office:value-type="string">
            <text:p>Economic affairs</text:p>
          </table:table-cell>
          <table:table-cell office:string-value="R&amp;D economic affairs" office:value-type="string">
            <text:p>R&amp;D economic affairs</text:p>
          </table:table-cell>
          <table:table-cell office:string-value="NOGAuto" office:value-type="string">
            <text:p>NOGAuto</text:p>
          </table:table-cell>
          <table:table-cell office:string-value="The employees responsible for the NOGA coding assign or control the codes of the economic activity of the companies based on the available information (input from surveys, description of the economic activity in the commercial register, etc.). This is inevitably coupled with a human and therefore subjective interpretation of the available information, which makes standardized coding difficult. There is the need to develop a tool that can automatically assign the corresponding NOGA codes to the companies registered in the BUR. With automatic coding, at least the same or even higher quality should be achieved than with the current manual coding by the NOGA Group." office:value-type="string">
            <text:p>The employees responsible for the NOGA coding assign or control the codes of the economic activity of the companies based on the available information (input from surveys, description of the economic activity in the commercial register, etc.). This is inevitably coupled with a human and therefore subjective interpretation of the available information, which makes standardized coding difficult. There is the need to develop a tool that can automatically assign the corresponding NOGA codes to the companies registered in the BUR. With automatic coding, at least the same or even higher quality should be achieved than with the current manual coding by the NOGA Group.</text:p>
          </table:table-cell>
          <table:table-cell office:string-value="https://www.experimental.bfs.admin.ch/expstat/en/home/innovation-data-science/nogauto.html" office:value-type="string">
            <text:p>https://www.experimental.bfs.admin.ch/expstat/en/home/innovation-data-science/nogauto.html</text:p>
          </table:table-cell>
          <table:table-cell office:string-value="Federal Office for Statistics" office:value-type="string">
            <text:p>Federal Office for Statistics</text:p>
          </table:table-cell>
          <table:table-cell office:string-value="Cognitive Robotics and Process Automation, Connected and Automated Vehicles" office:value-type="string">
            <text:p>Cognitive Robotics and Process Automation, Connected and Automated Vehicles</text:p>
          </table:table-cell>
          <table:table-cell office:string-value="Internal management" office:value-type="string">
            <text:p>Internal management</text:p>
          </table:table-cell>
          <table:table-cell office:string-value="Incremental / Technical Change" office:value-type="string">
            <text:p>Incremental / Technical Change</text:p>
          </table:table-cell>
          <table:table-cell office:string-value="Performance" office:value-type="string">
            <text:p>Performance</text:p>
          </table:table-cell>
        </table:table-row>
        <table:table-row>
          <table:table-cell office:string-value="Switzerland" office:value-type="string">
            <text:p>Switzerland</text:p>
          </table:table-cell>
          <table:table-cell office:string-value="Regional" office:value-type="string">
            <text:p>Regional</text:p>
          </table:table-cell>
          <table:table-cell office:string-value="General public services" office:value-type="string">
            <text:p>General public services</text:p>
          </table:table-cell>
          <table:table-cell office:string-value="Executive and legislative organs, financial and fiscal affairs, external affairs." office:value-type="string">
            <text:p>Executive and legislative organs, financial and fiscal affairs, external affairs.</text:p>
          </table:table-cell>
          <table:table-cell office:string-value="Maxi Chatbot" office:value-type="string">
            <text:p>Maxi Chatbot</text:p>
          </table:table-cell>
          <table:table-cell office:string-value="The Social Insurance Aargau SVA has introduced the Maxi Chatbot in order to reduce the number of questions received daily. The chatbot can answer general questions without sensitive data content. In the future, all further emails should run through automated and intelligent (learning) triage and further processing. To do this, requests with personal data must be correctly triaged by the chatbot and, depending on the type of request, directly trigger a process on the specialist application. With the introduction of the &quot;Maxi&quot; chatbot, remedial measures were taken and mail inquiries reduced by around 30%." office:value-type="string">
            <text:p>The Social Insurance Aargau SVA has introduced the Maxi Chatbot in order to reduce the number of questions received daily. The chatbot can answer general questions without sensitive data content. In the future, all further emails should run through automated and intelligent (learning) triage and further processing. To do this, requests with personal data must be correctly triaged by the chatbot and, depending on the type of request, directly trigger a process on the specialist application. With the introduction of the "Maxi" chatbot, remedial measures were taken and mail inquiries reduced by around 30%.</text:p>
          </table:table-cell>
          <table:table-cell office:string-value="https://www.previon.ch/projekte/maxi-der-clevere-chatbot-der-sva-aargau" office:value-type="string">
            <text:p>https://www.previon.ch/projekte/maxi-der-clevere-chatbot-der-sva-aargau</text:p>
          </table:table-cell>
          <table:table-cell office:string-value="Social Insurance Institute of Canton of Aargau" office:value-type="string">
            <text:p>Social Insurance Institute of Canton of Aargau</text:p>
          </table:table-cell>
          <table:table-cell office:string-value="Chatbots, Intelligent Digital Assistants, Virtual Agents and Recommendation Systems" office:value-type="string">
            <text:p>Chatbots, Intelligent Digital Assistants, Virtual Agents and Recommendation Systems</text:p>
          </table:table-cell>
          <table:table-cell office:string-value="Public Services and engagement" office:value-type="string">
            <text:p>Public Services and engagement</text:p>
          </table:table-cell>
          <table:table-cell office:string-value="Incremental / Technical Change" office:value-type="string">
            <text:p>Incremental / Technical Change</text:p>
          </table:table-cell>
          <table:table-cell office:string-value="Performance" office:value-type="string">
            <text:p>Performance</text:p>
          </table:table-cell>
        </table:table-row>
        <table:table-row>
          <table:table-cell office:string-value="United Kingdom" office:value-type="string">
            <text:p>United Kingdom</text:p>
          </table:table-cell>
          <table:table-cell office:string-value="National" office:value-type="string">
            <text:p>National</text:p>
          </table:table-cell>
          <table:table-cell office:string-value="Public order and safety" office:value-type="string">
            <text:p>Public order and safety</text:p>
          </table:table-cell>
          <table:table-cell office:string-value="Police Services" office:value-type="string">
            <text:p>Police Services</text:p>
          </table:table-cell>
          <table:table-cell office:string-value="HART" office:value-type="string">
            <text:p>HART</text:p>
          </table:table-cell>
          <table:table-cell office:string-value="The Harm Assessment Risk Tool (HART) puts information on a person's past offending history, age, postcode and other background characteristics through algorithms that then classify them as a low, medium or high risk. It is used by the police of Durham and was one of the first reported cases of predictive policing used in the police. " office:value-type="string">
            <text:p>The Harm Assessment Risk Tool (HART) puts information on a person's past offending history, age, postcode and other background characteristics through algorithms that then classify them as a low, medium or high risk. It is used by the police of Durham and was one of the first reported cases of predictive policing used in the police. </text:p>
          </table:table-cell>
          <table:table-cell office:string-value="https://www.tandfonline.com/doi/pdf/10.1080/13600834.2018.1458455" office:value-type="string">
            <text:p>https://www.tandfonline.com/doi/pdf/10.1080/13600834.2018.1458455</text:p>
          </table:table-cell>
          <table:table-cell office:string-value="Durham city police" office:value-type="string">
            <text:p>Durham city police</text:p>
          </table:table-cell>
          <table:table-cell office:string-value="Security Analytics and Threat Intelligence" office:value-type="string">
            <text:p>Security Analytics and Threat Intelligence</text:p>
          </table:table-cell>
          <table:table-cell office:string-value="Enforcement" office:value-type="string">
            <text:p>Enforcement</text:p>
          </table:table-cell>
          <table:table-cell office:string-value="Incremental / Technical Change" office:value-type="string">
            <text:p>Incremental / Technical Change</text:p>
          </table:table-cell>
          <table:table-cell office:string-value="Performance" office:value-type="string">
            <text:p>Performance</text:p>
          </table:table-cell>
        </table:table-row>
        <table:table-row>
          <table:table-cell office:string-value="United Kingdom" office:value-type="string">
            <text:p>United Kingdom</text:p>
          </table:table-cell>
          <table:table-cell office:string-value="National" office:value-type="string">
            <text:p>National</text:p>
          </table:table-cell>
          <table:table-cell office:string-value="Health" office:value-type="string">
            <text:p>Health</text:p>
          </table:table-cell>
          <table:table-cell office:string-value="Medical products, appliances and equipment." office:value-type="string">
            <text:p>Medical products, appliances and equipment.</text:p>
          </table:table-cell>
          <table:table-cell office:string-value="Babylon" office:value-type="string">
            <text:p>Babylon</text:p>
          </table:table-cell>
          <table:table-cell office:string-value="Babylon's interactive symptom checker asks you questions to analyse your condition. Babylon's AI system has been created by experienced doctors and scientists using the latest advances in deep-learning. Much more than a searchable database, it assesses known symptoms and risk factors to provide informed, up-to-date medical information." office:value-type="string">
            <text:p>Babylon's interactive symptom checker asks you questions to analyse your condition. Babylon's AI system has been created by experienced doctors and scientists using the latest advances in deep-learning. Much more than a searchable database, it assesses known symptoms and risk factors to provide informed, up-to-date medical information.</text:p>
          </table:table-cell>
          <table:table-cell office:string-value="https://www.babylonhealth.com/" office:value-type="string">
            <text:p>https://www.babylonhealth.com/</text:p>
          </table:table-cell>
          <table:table-cell office:string-value="National Health Service" office:value-type="string">
            <text:p>National Health Service</text:p>
          </table:table-cell>
          <table:table-cell office:string-value="Chatbots, Intelligent Digital Assistants, Virtual Agents and Recommendation Systems" office:value-type="string">
            <text:p>Chatbots, Intelligent Digital Assistants, Virtual Agents and Recommendation Systems</text:p>
          </table:table-cell>
          <table:table-cell office:string-value="Public Services and engagement" office:value-type="string">
            <text:p>Public Services and engagement</text:p>
          </table:table-cell>
          <table:table-cell office:string-value="Incremental / Technical Change" office:value-type="string">
            <text:p>Incremental / Technical Change</text:p>
          </table:table-cell>
          <table:table-cell office:string-value="Performance" office:value-type="string">
            <text:p>Performance</text:p>
          </table:table-cell>
        </table:table-row>
        <table:table-row>
          <table:table-cell office:string-value="United Kingdom" office:value-type="string">
            <text:p>United Kingdom</text:p>
          </table:table-cell>
          <table:table-cell office:string-value="Local" office:value-type="string">
            <text:p>Local</text:p>
          </table:table-cell>
          <table:table-cell office:string-value="Health" office:value-type="string">
            <text:p>Health</text:p>
          </table:table-cell>
          <table:table-cell office:string-value="Family and children." office:value-type="string">
            <text:p>Family and children.</text:p>
          </table:table-cell>
          <table:table-cell office:string-value="Early Help Profiling System (EHPS)" office:value-type="string">
            <text:p>Early Help Profiling System (EHPS)</text:p>
          </table:table-cell>
          <table:table-cell office:string-value="A predictive system called the &quot;Early Help Profiling System (EHPS)&quot; used in Hackney County (London), which uses data from a variety of different sources to identify children and families considered vulnerable and at risk of child abuse to the municipality. The data includes statistics from different government agencies, such as school attendance, housing information, economic indicators, and others. This allows early intervention to these families, avoiding the occurrence of a crisis with more expensive follow-up actions.   Each month, the social workers team gets a list of 20 families who are of high risk and unknown to the social workers at that time. Social workers then decide based on the information to conduct an early intervention, such as support from a child centre or a health assessment. It has been reported that the model had a high accuracy, with more than 80% of the risk alerts deemed valid, despite challenges with continuous updating of some data sources. The system was expected to help councils save around one million euro per year by having early, targeted interventions. However, the system was heavily criticized. The nature of the data collection and the risk assessment was very opaque as data is processed by a private company, leading to concerns by citizens. Those whose data was used were not informed and it was kept a secret which indicators were to determine the risks, since a private company was responsible for the development and argued that the information was commercially sensitive. Others noticed that the system was only put in place to cope with the austerity measures put in place, as the system was advertised to maximize payments from the Troubled Families programme.  Now Hackney Council stopped working with the programme as it did not realise the expected benefits." office:value-type="string">
            <text:p>A predictive system called the "Early Help Profiling System (EHPS)" used in Hackney County (London), which uses data from a variety of different sources to identify children and families considered vulnerable and at risk of child abuse to the municipality. The data includes statistics from different government agencies, such as school attendance, housing information, economic indicators, and others. This allows early intervention to these families, avoiding the occurrence of a crisis with more expensive follow-up actions. <text:s text:c="2"/>Each month, the social workers team gets a list of 20 families who are of high risk and unknown to the social workers at that time. Social workers then decide based on the information to conduct an early intervention, such as support from a child centre or a health assessment. It has been reported that the model had a high accuracy, with more than 80% of the risk alerts deemed valid, despite challenges with continuous updating of some data sources. The system was expected to help councils save around one million euro per year by having early, targeted interventions. However, the system was heavily criticized. The nature of the data collection and the risk assessment was very opaque as data is processed by a private company, leading to concerns by citizens. Those whose data was used were not informed and it was kept a secret which indicators were to determine the risks, since a private company was responsible for the development and argued that the information was commercially sensitive. Others noticed that the system was only put in place to cope with the austerity measures put in place, as the system was advertised to maximize payments from the Troubled Families programme. <text:s text:c="1"/>Now Hackney Council stopped working with the programme as it did not realise the expected benefits.</text:p>
          </table:table-cell>
          <table:table-cell office:string-value="https://www.hackneycitizen.co.uk/2018/10/18/council-360k-xantura-software-profiles-troubled-families/" office:value-type="string">
            <text:p>https://www.hackneycitizen.co.uk/2018/10/18/council-360k-xantura-software-profiles-troubled-families/</text:p>
          </table:table-cell>
          <table:table-cell/>
          <table:table-cell office:string-value="Expert and Rule Based Systems, Algorithmic Decision Making" office:value-type="string">
            <text:p>Expert and Rule Based Systems, Algorithmic Decision Making</text:p>
          </table:table-cell>
          <table:table-cell office:string-value="Enforcement" office:value-type="string">
            <text:p>Enforcement</text:p>
          </table:table-cell>
          <table:table-cell office:string-value="Transformative / Disruptive" office:value-type="string">
            <text:p>Transformative / Disruptive</text:p>
          </table:table-cell>
          <table:table-cell office:string-value="Inclusion" office:value-type="string">
            <text:p>Inclusion</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dc:date>2021-01-29T19:15:21</dc:date>
    <meta:editing-cycles>2</meta:editing-cycles>
    <meta:editing-duration>PT0.348S</meta:editing-duration>
    <meta:creation-date>2021-01-29T19:15:21</meta:creation-date>
  </office:meta>
</office:document-meta>
</file>